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2.sender_i.routed_msg_pub.netwo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table:number-columns-repeated="3"/>
          <table:table-cell office:value-type="string" calcext:value-type="string">
            <text:p><text:s/>%time</text:p>
          </table:table-cell>
          <table:table-cell table:number-columns-repeated="2"/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80104.60963" calcext:value-type="float">
            <text:p>1442780104.6096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4.94899" calcext:value-type="float">
            <text:p>1442780104.94899</text:p>
          </table:table-cell>
          <table:table-cell table:formula="of:=[.G2]-[.$B2]" office:value-type="float" office:value="0.339359760284424" calcext:value-type="float">
            <text:p>0.3393597603</text:p>
          </table:table-cell>
          <table:table-cell table:formula="of:=MAX([.H2:.H2000])" office:value-type="float" office:value="8.85726809501648" calcext:value-type="float">
            <text:p>8.857268095</text:p>
          </table:table-cell>
          <table:table-cell office:value-type="float" office:value="1442780104.9494" calcext:value-type="float">
            <text:p>1442780104.9494</text:p>
          </table:table-cell>
          <table:table-cell table:formula="of:=[.J2]-[.$B2]" office:value-type="float" office:value="0.339776754379272" calcext:value-type="float">
            <text:p>0.3397767544</text:p>
          </table:table-cell>
          <table:table-cell table:formula="of:=MAX([.K2:.K2000])" office:value-type="float" office:value="9.78652548789978" calcext:value-type="float">
            <text:p>9.78652548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80104.67611" calcext:value-type="float">
            <text:p>1442780104.6761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6.73704" calcext:value-type="float">
            <text:p>1442780106.73704</text:p>
          </table:table-cell>
          <table:table-cell table:formula="of:=[.G3]-[.$B3]" office:value-type="float" office:value="2.0609302520752" calcext:value-type="float">
            <text:p>2.0609302521</text:p>
          </table:table-cell>
          <table:table-cell/>
          <table:table-cell office:value-type="float" office:value="1442780106.73709" calcext:value-type="float">
            <text:p>1442780106.73709</text:p>
          </table:table-cell>
          <table:table-cell table:formula="of:=[.J3]-[.$B3]" office:value-type="float" office:value="2.06097507476807" calcext:value-type="float">
            <text:p>2.06097507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80104.74268" calcext:value-type="float">
            <text:p>1442780104.7426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6.95638" calcext:value-type="float">
            <text:p>1442780106.95638</text:p>
          </table:table-cell>
          <table:table-cell table:formula="of:=[.G4]-[.$B4]" office:value-type="float" office:value="2.21369767189026" calcext:value-type="float">
            <text:p>2.2136976719</text:p>
          </table:table-cell>
          <table:table-cell/>
          <table:table-cell office:value-type="float" office:value="1442780106.95642" calcext:value-type="float">
            <text:p>1442780106.95642</text:p>
          </table:table-cell>
          <table:table-cell table:formula="of:=[.J4]-[.$B4]" office:value-type="float" office:value="2.21374177932739" calcext:value-type="float">
            <text:p>2.213741779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80104.80929" calcext:value-type="float">
            <text:p>1442780104.8092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7.1762" calcext:value-type="float">
            <text:p>1442780107.1762</text:p>
          </table:table-cell>
          <table:table-cell table:formula="of:=[.G5]-[.$B5]" office:value-type="float" office:value="2.36691212654114" calcext:value-type="float">
            <text:p>2.3669121265</text:p>
          </table:table-cell>
          <table:table-cell/>
          <table:table-cell office:value-type="float" office:value="1442780107.17625" calcext:value-type="float">
            <text:p>1442780107.17625</text:p>
          </table:table-cell>
          <table:table-cell table:formula="of:=[.J5]-[.$B5]" office:value-type="float" office:value="2.36695885658264" calcext:value-type="float">
            <text:p>2.36695885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80104.87587" calcext:value-type="float">
            <text:p>1442780104.8758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7.96188" calcext:value-type="float">
            <text:p>1442780107.96188</text:p>
          </table:table-cell>
          <table:table-cell table:formula="of:=[.G6]-[.$B6]" office:value-type="float" office:value="3.08601212501526" calcext:value-type="float">
            <text:p>3.086012125</text:p>
          </table:table-cell>
          <table:table-cell/>
          <table:table-cell office:value-type="float" office:value="1442780110.02754" calcext:value-type="float">
            <text:p>1442780110.02754</text:p>
          </table:table-cell>
          <table:table-cell table:formula="of:=[.J6]-[.$B6]" office:value-type="float" office:value="5.15167331695557" calcext:value-type="float">
            <text:p>5.1516733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80104.94244" calcext:value-type="float">
            <text:p>1442780104.9424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8.13451" calcext:value-type="float">
            <text:p>1442780108.13451</text:p>
          </table:table-cell>
          <table:table-cell table:formula="of:=[.G7]-[.$B7]" office:value-type="float" office:value="3.19206500053406" calcext:value-type="float">
            <text:p>3.1920650005</text:p>
          </table:table-cell>
          <table:table-cell/>
          <table:table-cell office:value-type="float" office:value="1442780110.05507" calcext:value-type="float">
            <text:p>1442780110.05507</text:p>
          </table:table-cell>
          <table:table-cell table:formula="of:=[.J7]-[.$B7]" office:value-type="float" office:value="5.11262822151184" calcext:value-type="float">
            <text:p>5.1126282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80105.00799" calcext:value-type="float">
            <text:p>1442780105.0079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8.16287" calcext:value-type="float">
            <text:p>1442780108.16287</text:p>
          </table:table-cell>
          <table:table-cell table:formula="of:=[.G8]-[.$B8]" office:value-type="float" office:value="3.15487933158875" calcext:value-type="float">
            <text:p>3.1548793316</text:p>
          </table:table-cell>
          <table:table-cell/>
          <table:table-cell office:value-type="float" office:value="1442780110.08266" calcext:value-type="float">
            <text:p>1442780110.08266</text:p>
          </table:table-cell>
          <table:table-cell table:formula="of:=[.J8]-[.$B8]" office:value-type="float" office:value="5.07466816902161" calcext:value-type="float">
            <text:p>5.07466816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80105.07158" calcext:value-type="float">
            <text:p>1442780105.0715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8.22283" calcext:value-type="float">
            <text:p>1442780108.22283</text:p>
          </table:table-cell>
          <table:table-cell table:formula="of:=[.G9]-[.$B9]" office:value-type="float" office:value="3.15124988555908" calcext:value-type="float">
            <text:p>3.1512498856</text:p>
          </table:table-cell>
          <table:table-cell/>
          <table:table-cell office:value-type="float" office:value="1442780110.11022" calcext:value-type="float">
            <text:p>1442780110.11022</text:p>
          </table:table-cell>
          <table:table-cell table:formula="of:=[.J9]-[.$B9]" office:value-type="float" office:value="5.03863549232483" calcext:value-type="float">
            <text:p>5.03863549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80105.13517" calcext:value-type="float">
            <text:p>1442780105.1351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8.36369" calcext:value-type="float">
            <text:p>1442780108.36369</text:p>
          </table:table-cell>
          <table:table-cell table:formula="of:=[.G10]-[.$B10]" office:value-type="float" office:value="3.22852420806885" calcext:value-type="float">
            <text:p>3.2285242081</text:p>
          </table:table-cell>
          <table:table-cell/>
          <table:table-cell office:value-type="float" office:value="1442780110.13778" calcext:value-type="float">
            <text:p>1442780110.13778</text:p>
          </table:table-cell>
          <table:table-cell table:formula="of:=[.J10]-[.$B10]" office:value-type="float" office:value="5.00261402130127" calcext:value-type="float">
            <text:p>5.002614021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80105.1988" calcext:value-type="float">
            <text:p>1442780105.198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8.42397" calcext:value-type="float">
            <text:p>1442780108.42397</text:p>
          </table:table-cell>
          <table:table-cell table:formula="of:=[.G11]-[.$B11]" office:value-type="float" office:value="3.22517347335815" calcext:value-type="float">
            <text:p>3.2251734734</text:p>
          </table:table-cell>
          <table:table-cell/>
          <table:table-cell office:value-type="float" office:value="1442780110.16529" calcext:value-type="float">
            <text:p>1442780110.16529</text:p>
          </table:table-cell>
          <table:table-cell table:formula="of:=[.J11]-[.$B11]" office:value-type="float" office:value="4.96649479866028" calcext:value-type="float">
            <text:p>4.96649479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80105.26241" calcext:value-type="float">
            <text:p>1442780105.2624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8.53698" calcext:value-type="float">
            <text:p>1442780108.53698</text:p>
          </table:table-cell>
          <table:table-cell table:formula="of:=[.G12]-[.$B12]" office:value-type="float" office:value="3.27456283569336" calcext:value-type="float">
            <text:p>3.2745628357</text:p>
          </table:table-cell>
          <table:table-cell/>
          <table:table-cell office:value-type="float" office:value="1442780110.19282" calcext:value-type="float">
            <text:p>1442780110.19282</text:p>
          </table:table-cell>
          <table:table-cell table:formula="of:=[.J12]-[.$B12]" office:value-type="float" office:value="4.93040943145752" calcext:value-type="float">
            <text:p>4.93040943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80105.32606" calcext:value-type="float">
            <text:p>1442780105.3260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8.61863" calcext:value-type="float">
            <text:p>1442780108.61863</text:p>
          </table:table-cell>
          <table:table-cell table:formula="of:=[.G13]-[.$B13]" office:value-type="float" office:value="3.29257583618164" calcext:value-type="float">
            <text:p>3.2925758362</text:p>
          </table:table-cell>
          <table:table-cell/>
          <table:table-cell office:value-type="float" office:value="1442780110.22036" calcext:value-type="float">
            <text:p>1442780110.22036</text:p>
          </table:table-cell>
          <table:table-cell table:formula="of:=[.J13]-[.$B13]" office:value-type="float" office:value="4.89430093765259" calcext:value-type="float">
            <text:p>4.894300937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80105.38961" calcext:value-type="float">
            <text:p>1442780105.3896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8.7381" calcext:value-type="float">
            <text:p>1442780108.7381</text:p>
          </table:table-cell>
          <table:table-cell table:formula="of:=[.G14]-[.$B14]" office:value-type="float" office:value="3.3484959602356" calcext:value-type="float">
            <text:p>3.3484959602</text:p>
          </table:table-cell>
          <table:table-cell/>
          <table:table-cell office:value-type="float" office:value="1442780110.24787" calcext:value-type="float">
            <text:p>1442780110.24787</text:p>
          </table:table-cell>
          <table:table-cell table:formula="of:=[.J14]-[.$B14]" office:value-type="float" office:value="4.85825800895691" calcext:value-type="float">
            <text:p>4.85825800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80105.45324" calcext:value-type="float">
            <text:p>1442780105.4532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8.81961" calcext:value-type="float">
            <text:p>1442780108.81961</text:p>
          </table:table-cell>
          <table:table-cell table:formula="of:=[.G15]-[.$B15]" office:value-type="float" office:value="3.36637687683105" calcext:value-type="float">
            <text:p>3.3663768768</text:p>
          </table:table-cell>
          <table:table-cell/>
          <table:table-cell office:value-type="float" office:value="1442780110.27539" calcext:value-type="float">
            <text:p>1442780110.27539</text:p>
          </table:table-cell>
          <table:table-cell table:formula="of:=[.J15]-[.$B15]" office:value-type="float" office:value="4.82215523719788" calcext:value-type="float">
            <text:p>4.82215523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80105.51688" calcext:value-type="float">
            <text:p>1442780105.5168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8.93909" calcext:value-type="float">
            <text:p>1442780108.93909</text:p>
          </table:table-cell>
          <table:table-cell table:formula="of:=[.G16]-[.$B16]" office:value-type="float" office:value="3.42220950126648" calcext:value-type="float">
            <text:p>3.4222095013</text:p>
          </table:table-cell>
          <table:table-cell/>
          <table:table-cell office:value-type="float" office:value="1442780110.30294" calcext:value-type="float">
            <text:p>1442780110.30294</text:p>
          </table:table-cell>
          <table:table-cell table:formula="of:=[.J16]-[.$B16]" office:value-type="float" office:value="4.78605842590332" calcext:value-type="float">
            <text:p>4.786058425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80105.58062" calcext:value-type="float">
            <text:p>1442780105.5806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9.02045" calcext:value-type="float">
            <text:p>1442780109.02045</text:p>
          </table:table-cell>
          <table:table-cell table:formula="of:=[.G17]-[.$B17]" office:value-type="float" office:value="3.43983840942383" calcext:value-type="float">
            <text:p>3.4398384094</text:p>
          </table:table-cell>
          <table:table-cell/>
          <table:table-cell office:value-type="float" office:value="1442780110.33046" calcext:value-type="float">
            <text:p>1442780110.33046</text:p>
          </table:table-cell>
          <table:table-cell table:formula="of:=[.J17]-[.$B17]" office:value-type="float" office:value="4.74984526634216" calcext:value-type="float">
            <text:p>4.749845266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80105.64424" calcext:value-type="float">
            <text:p>1442780105.6442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9.14031" calcext:value-type="float">
            <text:p>1442780109.14031</text:p>
          </table:table-cell>
          <table:table-cell table:formula="of:=[.G18]-[.$B18]" office:value-type="float" office:value="3.49606490135193" calcext:value-type="float">
            <text:p>3.4960649014</text:p>
          </table:table-cell>
          <table:table-cell/>
          <table:table-cell office:value-type="float" office:value="1442780110.35797" calcext:value-type="float">
            <text:p>1442780110.35797</text:p>
          </table:table-cell>
          <table:table-cell table:formula="of:=[.J18]-[.$B18]" office:value-type="float" office:value="4.71372294425964" calcext:value-type="float">
            <text:p>4.713722944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80105.7079" calcext:value-type="float">
            <text:p>1442780105.707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9.19456" calcext:value-type="float">
            <text:p>1442780109.19456</text:p>
          </table:table-cell>
          <table:table-cell table:formula="of:=[.G19]-[.$B19]" office:value-type="float" office:value="3.48666095733643" calcext:value-type="float">
            <text:p>3.4866609573</text:p>
          </table:table-cell>
          <table:table-cell/>
          <table:table-cell office:value-type="float" office:value="1442780110.3855" calcext:value-type="float">
            <text:p>1442780110.3855</text:p>
          </table:table-cell>
          <table:table-cell table:formula="of:=[.J19]-[.$B19]" office:value-type="float" office:value="4.67759990692139" calcext:value-type="float">
            <text:p>4.677599906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80105.77161" calcext:value-type="float">
            <text:p>1442780105.7716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9.34144" calcext:value-type="float">
            <text:p>1442780109.34144</text:p>
          </table:table-cell>
          <table:table-cell table:formula="of:=[.G20]-[.$B20]" office:value-type="float" office:value="3.56983208656311" calcext:value-type="float">
            <text:p>3.5698320866</text:p>
          </table:table-cell>
          <table:table-cell/>
          <table:table-cell office:value-type="float" office:value="1442780110.41304" calcext:value-type="float">
            <text:p>1442780110.41304</text:p>
          </table:table-cell>
          <table:table-cell table:formula="of:=[.J20]-[.$B20]" office:value-type="float" office:value="4.64142942428589" calcext:value-type="float">
            <text:p>4.641429424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80105.83534" calcext:value-type="float">
            <text:p>1442780105.8353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9.3955" calcext:value-type="float">
            <text:p>1442780109.3955</text:p>
          </table:table-cell>
          <table:table-cell table:formula="of:=[.G21]-[.$B21]" office:value-type="float" office:value="3.56015992164612" calcext:value-type="float">
            <text:p>3.5601599216</text:p>
          </table:table-cell>
          <table:table-cell/>
          <table:table-cell office:value-type="float" office:value="1442780110.44057" calcext:value-type="float">
            <text:p>1442780110.44057</text:p>
          </table:table-cell>
          <table:table-cell table:formula="of:=[.J21]-[.$B21]" office:value-type="float" office:value="4.60523080825806" calcext:value-type="float">
            <text:p>4.605230808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80105.89907" calcext:value-type="float">
            <text:p>1442780105.8990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9.54234" calcext:value-type="float">
            <text:p>1442780109.54234</text:p>
          </table:table-cell>
          <table:table-cell table:formula="of:=[.G22]-[.$B22]" office:value-type="float" office:value="3.64327001571655" calcext:value-type="float">
            <text:p>3.6432700157</text:p>
          </table:table-cell>
          <table:table-cell/>
          <table:table-cell office:value-type="float" office:value="1442780110.46812" calcext:value-type="float">
            <text:p>1442780110.46812</text:p>
          </table:table-cell>
          <table:table-cell table:formula="of:=[.J22]-[.$B22]" office:value-type="float" office:value="4.56904578208923" calcext:value-type="float">
            <text:p>4.569045782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80105.96281" calcext:value-type="float">
            <text:p>1442780105.9628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9.59654" calcext:value-type="float">
            <text:p>1442780109.59654</text:p>
          </table:table-cell>
          <table:table-cell table:formula="of:=[.G23]-[.$B23]" office:value-type="float" office:value="3.63373374938965" calcext:value-type="float">
            <text:p>3.6337337494</text:p>
          </table:table-cell>
          <table:table-cell/>
          <table:table-cell office:value-type="float" office:value="1442780110.49567" calcext:value-type="float">
            <text:p>1442780110.49567</text:p>
          </table:table-cell>
          <table:table-cell table:formula="of:=[.J23]-[.$B23]" office:value-type="float" office:value="4.5328574180603" calcext:value-type="float">
            <text:p>4.532857418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80106.02541" calcext:value-type="float">
            <text:p>1442780106.0254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9.74346" calcext:value-type="float">
            <text:p>1442780109.74346</text:p>
          </table:table-cell>
          <table:table-cell table:formula="of:=[.G24]-[.$B24]" office:value-type="float" office:value="3.71805119514465" calcext:value-type="float">
            <text:p>3.7180511951</text:p>
          </table:table-cell>
          <table:table-cell/>
          <table:table-cell office:value-type="float" office:value="1442780110.52327" calcext:value-type="float">
            <text:p>1442780110.52327</text:p>
          </table:table-cell>
          <table:table-cell table:formula="of:=[.J24]-[.$B24]" office:value-type="float" office:value="4.49786496162415" calcext:value-type="float">
            <text:p>4.497864961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80106.08611" calcext:value-type="float">
            <text:p>1442780106.0861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9.76995" calcext:value-type="float">
            <text:p>1442780109.76995</text:p>
          </table:table-cell>
          <table:table-cell table:formula="of:=[.G25]-[.$B25]" office:value-type="float" office:value="3.68383836746216" calcext:value-type="float">
            <text:p>3.6838383675</text:p>
          </table:table-cell>
          <table:table-cell/>
          <table:table-cell office:value-type="float" office:value="1442780110.55081" calcext:value-type="float">
            <text:p>1442780110.55081</text:p>
          </table:table-cell>
          <table:table-cell table:formula="of:=[.J25]-[.$B25]" office:value-type="float" office:value="4.46470284461975" calcext:value-type="float">
            <text:p>4.464702844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80106.14676" calcext:value-type="float">
            <text:p>1442780106.1467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9.94475" calcext:value-type="float">
            <text:p>1442780109.94475</text:p>
          </table:table-cell>
          <table:table-cell table:formula="of:=[.G26]-[.$B26]" office:value-type="float" office:value="3.79799199104309" calcext:value-type="float">
            <text:p>3.797991991</text:p>
          </table:table-cell>
          <table:table-cell/>
          <table:table-cell office:value-type="float" office:value="1442780110.57836" calcext:value-type="float">
            <text:p>1442780110.57836</text:p>
          </table:table-cell>
          <table:table-cell table:formula="of:=[.J26]-[.$B26]" office:value-type="float" office:value="4.43159484863281" calcext:value-type="float">
            <text:p>4.431594848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80106.20735" calcext:value-type="float">
            <text:p>1442780106.2073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9.97074" calcext:value-type="float">
            <text:p>1442780109.97074</text:p>
          </table:table-cell>
          <table:table-cell table:formula="of:=[.G27]-[.$B27]" office:value-type="float" office:value="3.7633957862854" calcext:value-type="float">
            <text:p>3.7633957863</text:p>
          </table:table-cell>
          <table:table-cell/>
          <table:table-cell office:value-type="float" office:value="1442780110.60589" calcext:value-type="float">
            <text:p>1442780110.60589</text:p>
          </table:table-cell>
          <table:table-cell table:formula="of:=[.J27]-[.$B27]" office:value-type="float" office:value="4.39854025840759" calcext:value-type="float">
            <text:p>4.398540258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80106.26794" calcext:value-type="float">
            <text:p>1442780106.2679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10.03315" calcext:value-type="float">
            <text:p>1442780110.03315</text:p>
          </table:table-cell>
          <table:table-cell table:formula="of:=[.G28]-[.$B28]" office:value-type="float" office:value="3.76520895957947" calcext:value-type="float">
            <text:p>3.7652089596</text:p>
          </table:table-cell>
          <table:table-cell/>
          <table:table-cell office:value-type="float" office:value="1442780110.63342" calcext:value-type="float">
            <text:p>1442780110.63342</text:p>
          </table:table-cell>
          <table:table-cell table:formula="of:=[.J28]-[.$B28]" office:value-type="float" office:value="4.365478515625" calcext:value-type="float">
            <text:p>4.365478515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80106.32865" calcext:value-type="float">
            <text:p>1442780106.3286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10.17169" calcext:value-type="float">
            <text:p>1442780110.17169</text:p>
          </table:table-cell>
          <table:table-cell table:formula="of:=[.G29]-[.$B29]" office:value-type="float" office:value="3.84304475784302" calcext:value-type="float">
            <text:p>3.8430447578</text:p>
          </table:table-cell>
          <table:table-cell/>
          <table:table-cell office:value-type="float" office:value="1442780110.66096" calcext:value-type="float">
            <text:p>1442780110.66096</text:p>
          </table:table-cell>
          <table:table-cell table:formula="of:=[.J29]-[.$B29]" office:value-type="float" office:value="4.33231592178345" calcext:value-type="float">
            <text:p>4.332315921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80106.38924" calcext:value-type="float">
            <text:p>1442780106.3892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10.22589" calcext:value-type="float">
            <text:p>1442780110.22589</text:p>
          </table:table-cell>
          <table:table-cell table:formula="of:=[.G30]-[.$B30]" office:value-type="float" office:value="3.83665013313293" calcext:value-type="float">
            <text:p>3.8366501331</text:p>
          </table:table-cell>
          <table:table-cell/>
          <table:table-cell office:value-type="float" office:value="1442780110.68845" calcext:value-type="float">
            <text:p>1442780110.68845</text:p>
          </table:table-cell>
          <table:table-cell table:formula="of:=[.J30]-[.$B30]" office:value-type="float" office:value="4.29920506477356" calcext:value-type="float">
            <text:p>4.299205064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80106.44984" calcext:value-type="float">
            <text:p>1442780106.4498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10.34726" calcext:value-type="float">
            <text:p>1442780110.34726</text:p>
          </table:table-cell>
          <table:table-cell table:formula="of:=[.G31]-[.$B31]" office:value-type="float" office:value="3.89741897583008" calcext:value-type="float">
            <text:p>3.8974189758</text:p>
          </table:table-cell>
          <table:table-cell/>
          <table:table-cell office:value-type="float" office:value="1442780110.71596" calcext:value-type="float">
            <text:p>1442780110.71596</text:p>
          </table:table-cell>
          <table:table-cell table:formula="of:=[.J31]-[.$B31]" office:value-type="float" office:value="4.26611638069153" calcext:value-type="float">
            <text:p>4.266116380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80106.51037" calcext:value-type="float">
            <text:p>1442780106.5103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10.42686" calcext:value-type="float">
            <text:p>1442780110.42686</text:p>
          </table:table-cell>
          <table:table-cell table:formula="of:=[.G32]-[.$B32]" office:value-type="float" office:value="3.91649222373962" calcext:value-type="float">
            <text:p>3.9164922237</text:p>
          </table:table-cell>
          <table:table-cell/>
          <table:table-cell office:value-type="float" office:value="1442780110.74345" calcext:value-type="float">
            <text:p>1442780110.74345</text:p>
          </table:table-cell>
          <table:table-cell table:formula="of:=[.J32]-[.$B32]" office:value-type="float" office:value="4.23307681083679" calcext:value-type="float">
            <text:p>4.233076810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80106.5709" calcext:value-type="float">
            <text:p>1442780106.570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10.54838" calcext:value-type="float">
            <text:p>1442780110.54838</text:p>
          </table:table-cell>
          <table:table-cell table:formula="of:=[.G33]-[.$B33]" office:value-type="float" office:value="3.97747898101807" calcext:value-type="float">
            <text:p>3.977478981</text:p>
          </table:table-cell>
          <table:table-cell/>
          <table:table-cell office:value-type="float" office:value="1442780110.77093" calcext:value-type="float">
            <text:p>1442780110.77093</text:p>
          </table:table-cell>
          <table:table-cell table:formula="of:=[.J33]-[.$B33]" office:value-type="float" office:value="4.20003485679626" calcext:value-type="float">
            <text:p>4.200034856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80106.63149" calcext:value-type="float">
            <text:p>1442780106.6314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10.62772" calcext:value-type="float">
            <text:p>1442780110.62772</text:p>
          </table:table-cell>
          <table:table-cell table:formula="of:=[.G34]-[.$B34]" office:value-type="float" office:value="3.99622845649719" calcext:value-type="float">
            <text:p>3.9962284565</text:p>
          </table:table-cell>
          <table:table-cell/>
          <table:table-cell office:value-type="float" office:value="1442780110.79843" calcext:value-type="float">
            <text:p>1442780110.79843</text:p>
          </table:table-cell>
          <table:table-cell table:formula="of:=[.J34]-[.$B34]" office:value-type="float" office:value="4.16694283485413" calcext:value-type="float">
            <text:p>4.166942834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80106.69207" calcext:value-type="float">
            <text:p>1442780106.6920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10.74949" calcext:value-type="float">
            <text:p>1442780110.74949</text:p>
          </table:table-cell>
          <table:table-cell table:formula="of:=[.G35]-[.$B35]" office:value-type="float" office:value="4.0574197769165" calcext:value-type="float">
            <text:p>4.0574197769</text:p>
          </table:table-cell>
          <table:table-cell/>
          <table:table-cell office:value-type="float" office:value="1442780110.82595" calcext:value-type="float">
            <text:p>1442780110.82595</text:p>
          </table:table-cell>
          <table:table-cell table:formula="of:=[.J35]-[.$B35]" office:value-type="float" office:value="4.13388538360596" calcext:value-type="float">
            <text:p>4.133885383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80106.75268" calcext:value-type="float">
            <text:p>1442780106.7526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10.79742" calcext:value-type="float">
            <text:p>1442780110.79742</text:p>
          </table:table-cell>
          <table:table-cell table:formula="of:=[.G36]-[.$B36]" office:value-type="float" office:value="4.04473757743835" calcext:value-type="float">
            <text:p>4.0447375774</text:p>
          </table:table-cell>
          <table:table-cell/>
          <table:table-cell office:value-type="float" office:value="1442780110.85346" calcext:value-type="float">
            <text:p>1442780110.85346</text:p>
          </table:table-cell>
          <table:table-cell table:formula="of:=[.J36]-[.$B36]" office:value-type="float" office:value="4.10078191757202" calcext:value-type="float">
            <text:p>4.100781917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80106.81329" calcext:value-type="float">
            <text:p>1442780106.8132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10.87813" calcext:value-type="float">
            <text:p>1442780110.87813</text:p>
          </table:table-cell>
          <table:table-cell table:formula="of:=[.G37]-[.$B37]" office:value-type="float" office:value="4.06483960151672" calcext:value-type="float">
            <text:p>4.0648396015</text:p>
          </table:table-cell>
          <table:table-cell/>
          <table:table-cell office:value-type="float" office:value="1442780110.88097" calcext:value-type="float">
            <text:p>1442780110.88097</text:p>
          </table:table-cell>
          <table:table-cell table:formula="of:=[.J37]-[.$B37]" office:value-type="float" office:value="4.06767654418945" calcext:value-type="float">
            <text:p>4.067676544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80106.87386" calcext:value-type="float">
            <text:p>1442780106.8738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10.95879" calcext:value-type="float">
            <text:p>1442780110.95879</text:p>
          </table:table-cell>
          <table:table-cell table:formula="of:=[.G38]-[.$B38]" office:value-type="float" office:value="4.08493161201477" calcext:value-type="float">
            <text:p>4.084931612</text:p>
          </table:table-cell>
          <table:table-cell/>
          <table:table-cell office:value-type="float" office:value="1442780110.95883" calcext:value-type="float">
            <text:p>1442780110.95883</text:p>
          </table:table-cell>
          <table:table-cell table:formula="of:=[.J38]-[.$B38]" office:value-type="float" office:value="4.08497071266174" calcext:value-type="float">
            <text:p>4.084970712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80106.93442" calcext:value-type="float">
            <text:p>1442780106.9344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11.02602" calcext:value-type="float">
            <text:p>1442780111.02602</text:p>
          </table:table-cell>
          <table:table-cell table:formula="of:=[.G39]-[.$B39]" office:value-type="float" office:value="4.09160566329956" calcext:value-type="float">
            <text:p>4.0916056633</text:p>
          </table:table-cell>
          <table:table-cell/>
          <table:table-cell office:value-type="float" office:value="1442780111.02607" calcext:value-type="float">
            <text:p>1442780111.02607</text:p>
          </table:table-cell>
          <table:table-cell table:formula="of:=[.J39]-[.$B39]" office:value-type="float" office:value="4.09164667129517" calcext:value-type="float">
            <text:p>4.091646671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80106.99503" calcext:value-type="float">
            <text:p>1442780106.9950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11.09903" calcext:value-type="float">
            <text:p>1442780111.09903</text:p>
          </table:table-cell>
          <table:table-cell table:formula="of:=[.G40]-[.$B40]" office:value-type="float" office:value="4.10400056838989" calcext:value-type="float">
            <text:p>4.1040005684</text:p>
          </table:table-cell>
          <table:table-cell/>
          <table:table-cell office:value-type="float" office:value="1442780111.09907" calcext:value-type="float">
            <text:p>1442780111.09907</text:p>
          </table:table-cell>
          <table:table-cell table:formula="of:=[.J40]-[.$B40]" office:value-type="float" office:value="4.10404276847839" calcext:value-type="float">
            <text:p>4.104042768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80120.07556" calcext:value-type="float">
            <text:p>1442780120.0755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0.74936" calcext:value-type="float">
            <text:p>1442780120.74936</text:p>
          </table:table-cell>
          <table:table-cell table:formula="of:=[.G41]-[.$B41]" office:value-type="float" office:value="0.673799276351929" calcext:value-type="float">
            <text:p>0.6737992764</text:p>
          </table:table-cell>
          <table:table-cell/>
          <table:table-cell office:value-type="float" office:value="1442780120.7494" calcext:value-type="float">
            <text:p>1442780120.7494</text:p>
          </table:table-cell>
          <table:table-cell table:formula="of:=[.J41]-[.$B41]" office:value-type="float" office:value="0.673844337463379" calcext:value-type="float">
            <text:p>0.67384433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80120.15827" calcext:value-type="float">
            <text:p>1442780120.1582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7.10312" calcext:value-type="float">
            <text:p>1442780127.10312</text:p>
          </table:table-cell>
          <table:table-cell table:formula="of:=[.G42]-[.$B42]" office:value-type="float" office:value="6.9448447227478" calcext:value-type="float">
            <text:p>6.9448447227</text:p>
          </table:table-cell>
          <table:table-cell/>
          <table:table-cell office:value-type="float" office:value="1442780127.10316" calcext:value-type="float">
            <text:p>1442780127.10316</text:p>
          </table:table-cell>
          <table:table-cell table:formula="of:=[.J42]-[.$B42]" office:value-type="float" office:value="6.94488906860352" calcext:value-type="float">
            <text:p>6.944889068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80120.24103" calcext:value-type="float">
            <text:p>1442780120.2410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7.30401" calcext:value-type="float">
            <text:p>1442780127.30401</text:p>
          </table:table-cell>
          <table:table-cell table:formula="of:=[.G43]-[.$B43]" office:value-type="float" office:value="7.06297779083252" calcext:value-type="float">
            <text:p>7.0629777908</text:p>
          </table:table-cell>
          <table:table-cell/>
          <table:table-cell office:value-type="float" office:value="1442780130.02756" calcext:value-type="float">
            <text:p>1442780130.02756</text:p>
          </table:table-cell>
          <table:table-cell table:formula="of:=[.J43]-[.$B43]" office:value-type="float" office:value="9.78652548789978" calcext:value-type="float">
            <text:p>9.786525487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80120.32377" calcext:value-type="float">
            <text:p>1442780120.3237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8.42436" calcext:value-type="float">
            <text:p>1442780128.42436</text:p>
          </table:table-cell>
          <table:table-cell table:formula="of:=[.G44]-[.$B44]" office:value-type="float" office:value="8.10059523582459" calcext:value-type="float">
            <text:p>8.1005952358</text:p>
          </table:table-cell>
          <table:table-cell/>
          <table:table-cell office:value-type="float" office:value="1442780130.05509" calcext:value-type="float">
            <text:p>1442780130.05509</text:p>
          </table:table-cell>
          <table:table-cell table:formula="of:=[.J44]-[.$B44]" office:value-type="float" office:value="9.73132967948914" calcext:value-type="float">
            <text:p>9.731329679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80120.40641" calcext:value-type="float">
            <text:p>1442780120.4064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8.5722" calcext:value-type="float">
            <text:p>1442780128.5722</text:p>
          </table:table-cell>
          <table:table-cell table:formula="of:=[.G45]-[.$B45]" office:value-type="float" office:value="8.16579747200012" calcext:value-type="float">
            <text:p>8.165797472</text:p>
          </table:table-cell>
          <table:table-cell/>
          <table:table-cell office:value-type="float" office:value="1442780130.08267" calcext:value-type="float">
            <text:p>1442780130.08267</text:p>
          </table:table-cell>
          <table:table-cell table:formula="of:=[.J45]-[.$B45]" office:value-type="float" office:value="9.67625904083252" calcext:value-type="float">
            <text:p>9.676259040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80120.48911" calcext:value-type="float">
            <text:p>1442780120.4891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8.63869" calcext:value-type="float">
            <text:p>1442780128.63869</text:p>
          </table:table-cell>
          <table:table-cell table:formula="of:=[.G46]-[.$B46]" office:value-type="float" office:value="8.149578332901" calcext:value-type="float">
            <text:p>8.1495783329</text:p>
          </table:table-cell>
          <table:table-cell/>
          <table:table-cell office:value-type="float" office:value="1442780130.11021" calcext:value-type="float">
            <text:p>1442780130.11021</text:p>
          </table:table-cell>
          <table:table-cell table:formula="of:=[.J46]-[.$B46]" office:value-type="float" office:value="9.62109613418579" calcext:value-type="float">
            <text:p>9.621096134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80120.57187" calcext:value-type="float">
            <text:p>1442780120.5718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8.77336" calcext:value-type="float">
            <text:p>1442780128.77336</text:p>
          </table:table-cell>
          <table:table-cell table:formula="of:=[.G47]-[.$B47]" office:value-type="float" office:value="8.20149445533752" calcext:value-type="float">
            <text:p>8.2014944553</text:p>
          </table:table-cell>
          <table:table-cell/>
          <table:table-cell office:value-type="float" office:value="1442780130.13775" calcext:value-type="float">
            <text:p>1442780130.13775</text:p>
          </table:table-cell>
          <table:table-cell table:formula="of:=[.J47]-[.$B47]" office:value-type="float" office:value="9.56587767601013" calcext:value-type="float">
            <text:p>9.56587767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80120.65459" calcext:value-type="float">
            <text:p>1442780120.6545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8.82622" calcext:value-type="float">
            <text:p>1442780128.82622</text:p>
          </table:table-cell>
          <table:table-cell table:formula="of:=[.G48]-[.$B48]" office:value-type="float" office:value="8.1716320514679" calcext:value-type="float">
            <text:p>8.1716320515</text:p>
          </table:table-cell>
          <table:table-cell/>
          <table:table-cell office:value-type="float" office:value="1442780130.16526" calcext:value-type="float">
            <text:p>1442780130.16526</text:p>
          </table:table-cell>
          <table:table-cell table:formula="of:=[.J48]-[.$B48]" office:value-type="float" office:value="9.51066780090332" calcext:value-type="float">
            <text:p>9.510667800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80120.73723" calcext:value-type="float">
            <text:p>1442780120.7372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8.97458" calcext:value-type="float">
            <text:p>1442780128.97458</text:p>
          </table:table-cell>
          <table:table-cell table:formula="of:=[.G49]-[.$B49]" office:value-type="float" office:value="8.23734474182129" calcext:value-type="float">
            <text:p>8.2373447418</text:p>
          </table:table-cell>
          <table:table-cell/>
          <table:table-cell office:value-type="float" office:value="1442780130.19279" calcext:value-type="float">
            <text:p>1442780130.19279</text:p>
          </table:table-cell>
          <table:table-cell table:formula="of:=[.J49]-[.$B49]" office:value-type="float" office:value="9.45555806159973" calcext:value-type="float">
            <text:p>9.455558061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80120.81989" calcext:value-type="float">
            <text:p>1442780120.8198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9.0273" calcext:value-type="float">
            <text:p>1442780129.0273</text:p>
          </table:table-cell>
          <table:table-cell table:formula="of:=[.G50]-[.$B50]" office:value-type="float" office:value="8.20740938186646" calcext:value-type="float">
            <text:p>8.2074093819</text:p>
          </table:table-cell>
          <table:table-cell/>
          <table:table-cell office:value-type="float" office:value="1442780130.22033" calcext:value-type="float">
            <text:p>1442780130.22033</text:p>
          </table:table-cell>
          <table:table-cell table:formula="of:=[.J50]-[.$B50]" office:value-type="float" office:value="9.4004430770874" calcext:value-type="float">
            <text:p>9.400443077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80120.90257" calcext:value-type="float">
            <text:p>1442780120.9025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9.1754" calcext:value-type="float">
            <text:p>1442780129.1754</text:p>
          </table:table-cell>
          <table:table-cell table:formula="of:=[.G51]-[.$B51]" office:value-type="float" office:value="8.27282738685608" calcext:value-type="float">
            <text:p>8.2728273869</text:p>
          </table:table-cell>
          <table:table-cell/>
          <table:table-cell office:value-type="float" office:value="1442780130.24784" calcext:value-type="float">
            <text:p>1442780130.24784</text:p>
          </table:table-cell>
          <table:table-cell table:formula="of:=[.J51]-[.$B51]" office:value-type="float" office:value="9.34526634216309" calcext:value-type="float">
            <text:p>9.345266342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80120.98523" calcext:value-type="float">
            <text:p>1442780120.9852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9.21385" calcext:value-type="float">
            <text:p>1442780129.21385</text:p>
          </table:table-cell>
          <table:table-cell table:formula="of:=[.G52]-[.$B52]" office:value-type="float" office:value="8.22861576080322" calcext:value-type="float">
            <text:p>8.2286157608</text:p>
          </table:table-cell>
          <table:table-cell/>
          <table:table-cell office:value-type="float" office:value="1442780130.27536" calcext:value-type="float">
            <text:p>1442780130.27536</text:p>
          </table:table-cell>
          <table:table-cell table:formula="of:=[.J52]-[.$B52]" office:value-type="float" office:value="9.29012417793274" calcext:value-type="float">
            <text:p>9.290124177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80121.0639" calcext:value-type="float">
            <text:p>1442780121.063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9.37645" calcext:value-type="float">
            <text:p>1442780129.37645</text:p>
          </table:table-cell>
          <table:table-cell table:formula="of:=[.G53]-[.$B53]" office:value-type="float" office:value="8.31255841255188" calcext:value-type="float">
            <text:p>8.3125584126</text:p>
          </table:table-cell>
          <table:table-cell/>
          <table:table-cell office:value-type="float" office:value="1442780130.30289" calcext:value-type="float">
            <text:p>1442780130.30289</text:p>
          </table:table-cell>
          <table:table-cell table:formula="of:=[.J53]-[.$B53]" office:value-type="float" office:value="9.23899698257446" calcext:value-type="float">
            <text:p>9.238996982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80121.14143" calcext:value-type="float">
            <text:p>1442780121.1414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9.41483" calcext:value-type="float">
            <text:p>1442780129.41483</text:p>
          </table:table-cell>
          <table:table-cell table:formula="of:=[.G54]-[.$B54]" office:value-type="float" office:value="8.27339839935303" calcext:value-type="float">
            <text:p>8.2733983994</text:p>
          </table:table-cell>
          <table:table-cell/>
          <table:table-cell office:value-type="float" office:value="1442780130.33042" calcext:value-type="float">
            <text:p>1442780130.33042</text:p>
          </table:table-cell>
          <table:table-cell table:formula="of:=[.J54]-[.$B54]" office:value-type="float" office:value="9.18899750709534" calcext:value-type="float">
            <text:p>9.188997507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80121.219" calcext:value-type="float">
            <text:p>1442780121.21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9.50618" calcext:value-type="float">
            <text:p>1442780129.50618</text:p>
          </table:table-cell>
          <table:table-cell table:formula="of:=[.G55]-[.$B55]" office:value-type="float" office:value="8.28717803955078" calcext:value-type="float">
            <text:p>8.2871780396</text:p>
          </table:table-cell>
          <table:table-cell/>
          <table:table-cell office:value-type="float" office:value="1442780130.35796" calcext:value-type="float">
            <text:p>1442780130.35796</text:p>
          </table:table-cell>
          <table:table-cell table:formula="of:=[.J55]-[.$B55]" office:value-type="float" office:value="9.13895750045776" calcext:value-type="float">
            <text:p>9.138957500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80121.29651" calcext:value-type="float">
            <text:p>1442780121.2965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9.57802" calcext:value-type="float">
            <text:p>1442780129.57802</text:p>
          </table:table-cell>
          <table:table-cell table:formula="of:=[.G56]-[.$B56]" office:value-type="float" office:value="8.28151655197144" calcext:value-type="float">
            <text:p>8.281516552</text:p>
          </table:table-cell>
          <table:table-cell/>
          <table:table-cell office:value-type="float" office:value="1442780130.3855" calcext:value-type="float">
            <text:p>1442780130.3855</text:p>
          </table:table-cell>
          <table:table-cell table:formula="of:=[.J56]-[.$B56]" office:value-type="float" office:value="9.08899474143982" calcext:value-type="float">
            <text:p>9.088994741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80121.37515" calcext:value-type="float">
            <text:p>1442780121.3751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9.66529" calcext:value-type="float">
            <text:p>1442780129.66529</text:p>
          </table:table-cell>
          <table:table-cell table:formula="of:=[.G57]-[.$B57]" office:value-type="float" office:value="8.2901394367218" calcext:value-type="float">
            <text:p>8.2901394367</text:p>
          </table:table-cell>
          <table:table-cell/>
          <table:table-cell office:value-type="float" office:value="1442780130.41305" calcext:value-type="float">
            <text:p>1442780130.41305</text:p>
          </table:table-cell>
          <table:table-cell table:formula="of:=[.J57]-[.$B57]" office:value-type="float" office:value="9.03790044784546" calcext:value-type="float">
            <text:p>9.037900447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80121.45272" calcext:value-type="float">
            <text:p>1442780121.4527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9.7071" calcext:value-type="float">
            <text:p>1442780129.7071</text:p>
          </table:table-cell>
          <table:table-cell table:formula="of:=[.G58]-[.$B58]" office:value-type="float" office:value="8.25437760353088" calcext:value-type="float">
            <text:p>8.2543776035</text:p>
          </table:table-cell>
          <table:table-cell/>
          <table:table-cell office:value-type="float" office:value="1442780130.4406" calcext:value-type="float">
            <text:p>1442780130.4406</text:p>
          </table:table-cell>
          <table:table-cell table:formula="of:=[.J58]-[.$B58]" office:value-type="float" office:value="8.9878830909729" calcext:value-type="float">
            <text:p>8.98788309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80121.53024" calcext:value-type="float">
            <text:p>1442780121.5302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9.81656" calcext:value-type="float">
            <text:p>1442780129.81656</text:p>
          </table:table-cell>
          <table:table-cell table:formula="of:=[.G59]-[.$B59]" office:value-type="float" office:value="8.28631711006165" calcext:value-type="float">
            <text:p>8.2863171101</text:p>
          </table:table-cell>
          <table:table-cell/>
          <table:table-cell office:value-type="float" office:value="1442780130.46816" calcext:value-type="float">
            <text:p>1442780130.46816</text:p>
          </table:table-cell>
          <table:table-cell table:formula="of:=[.J59]-[.$B59]" office:value-type="float" office:value="8.93791818618774" calcext:value-type="float">
            <text:p>8.937918186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80121.60882" calcext:value-type="float">
            <text:p>1442780121.6088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9.86635" calcext:value-type="float">
            <text:p>1442780129.86635</text:p>
          </table:table-cell>
          <table:table-cell table:formula="of:=[.G60]-[.$B60]" office:value-type="float" office:value="8.25753307342529" calcext:value-type="float">
            <text:p>8.2575330734</text:p>
          </table:table-cell>
          <table:table-cell/>
          <table:table-cell office:value-type="float" office:value="1442780130.49569" calcext:value-type="float">
            <text:p>1442780130.49569</text:p>
          </table:table-cell>
          <table:table-cell table:formula="of:=[.J60]-[.$B60]" office:value-type="float" office:value="8.88687372207642" calcext:value-type="float">
            <text:p>8.886873722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80121.68742" calcext:value-type="float">
            <text:p>1442780121.6874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9.98037" calcext:value-type="float">
            <text:p>1442780129.98037</text:p>
          </table:table-cell>
          <table:table-cell table:formula="of:=[.G61]-[.$B61]" office:value-type="float" office:value="8.29295086860657" calcext:value-type="float">
            <text:p>8.2929508686</text:p>
          </table:table-cell>
          <table:table-cell/>
          <table:table-cell office:value-type="float" office:value="1442780130.52323" calcext:value-type="float">
            <text:p>1442780130.52323</text:p>
          </table:table-cell>
          <table:table-cell table:formula="of:=[.J61]-[.$B61]" office:value-type="float" office:value="8.83580422401428" calcext:value-type="float">
            <text:p>8.83580422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80121.76499" calcext:value-type="float">
            <text:p>1442780121.7649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0.06698" calcext:value-type="float">
            <text:p>1442780130.06698</text:p>
          </table:table-cell>
          <table:table-cell table:formula="of:=[.G62]-[.$B62]" office:value-type="float" office:value="8.30199003219605" calcext:value-type="float">
            <text:p>8.3019900322</text:p>
          </table:table-cell>
          <table:table-cell/>
          <table:table-cell office:value-type="float" office:value="1442780130.55075" calcext:value-type="float">
            <text:p>1442780130.55075</text:p>
          </table:table-cell>
          <table:table-cell table:formula="of:=[.J62]-[.$B62]" office:value-type="float" office:value="8.78576183319092" calcext:value-type="float">
            <text:p>8.785761833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80121.84366" calcext:value-type="float">
            <text:p>1442780121.8436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0.10601" calcext:value-type="float">
            <text:p>1442780130.10601</text:p>
          </table:table-cell>
          <table:table-cell table:formula="of:=[.G63]-[.$B63]" office:value-type="float" office:value="8.26235032081604" calcext:value-type="float">
            <text:p>8.2623503208</text:p>
          </table:table-cell>
          <table:table-cell/>
          <table:table-cell office:value-type="float" office:value="1442780130.57823" calcext:value-type="float">
            <text:p>1442780130.57823</text:p>
          </table:table-cell>
          <table:table-cell table:formula="of:=[.J63]-[.$B63]" office:value-type="float" office:value="8.73457527160645" calcext:value-type="float">
            <text:p>8.734575271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80121.92117" calcext:value-type="float">
            <text:p>1442780121.9211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0.21858" calcext:value-type="float">
            <text:p>1442780130.21858</text:p>
          </table:table-cell>
          <table:table-cell table:formula="of:=[.G64]-[.$B64]" office:value-type="float" office:value="8.29740834236145" calcext:value-type="float">
            <text:p>8.2974083424</text:p>
          </table:table-cell>
          <table:table-cell/>
          <table:table-cell office:value-type="float" office:value="1442780130.60573" calcext:value-type="float">
            <text:p>1442780130.60573</text:p>
          </table:table-cell>
          <table:table-cell table:formula="of:=[.J64]-[.$B64]" office:value-type="float" office:value="8.68456196784973" calcext:value-type="float">
            <text:p>8.684561967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80121.99956" calcext:value-type="float">
            <text:p>1442780121.9995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0.30565" calcext:value-type="float">
            <text:p>1442780130.30565</text:p>
          </table:table-cell>
          <table:table-cell table:formula="of:=[.G65]-[.$B65]" office:value-type="float" office:value="8.30609154701233" calcext:value-type="float">
            <text:p>8.306091547</text:p>
          </table:table-cell>
          <table:table-cell/>
          <table:table-cell office:value-type="float" office:value="1442780130.63324" calcext:value-type="float">
            <text:p>1442780130.63324</text:p>
          </table:table-cell>
          <table:table-cell table:formula="of:=[.J65]-[.$B65]" office:value-type="float" office:value="8.6336784362793" calcext:value-type="float">
            <text:p>8.63367843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80122.06387" calcext:value-type="float">
            <text:p>1442780122.0638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0.38262" calcext:value-type="float">
            <text:p>1442780130.38262</text:p>
          </table:table-cell>
          <table:table-cell table:formula="of:=[.G66]-[.$B66]" office:value-type="float" office:value="8.3187530040741" calcext:value-type="float">
            <text:p>8.3187530041</text:p>
          </table:table-cell>
          <table:table-cell/>
          <table:table-cell office:value-type="float" office:value="1442780130.66078" calcext:value-type="float">
            <text:p>1442780130.66078</text:p>
          </table:table-cell>
          <table:table-cell table:formula="of:=[.J66]-[.$B66]" office:value-type="float" office:value="8.59691524505615" calcext:value-type="float">
            <text:p>8.596915245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80122.12839" calcext:value-type="float">
            <text:p>1442780122.1283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0.469" calcext:value-type="float">
            <text:p>1442780130.469</text:p>
          </table:table-cell>
          <table:table-cell table:formula="of:=[.G67]-[.$B67]" office:value-type="float" office:value="8.34060764312744" calcext:value-type="float">
            <text:p>8.3406076431</text:p>
          </table:table-cell>
          <table:table-cell/>
          <table:table-cell office:value-type="float" office:value="1442780130.68828" calcext:value-type="float">
            <text:p>1442780130.68828</text:p>
          </table:table-cell>
          <table:table-cell table:formula="of:=[.J67]-[.$B67]" office:value-type="float" office:value="8.55989480018616" calcext:value-type="float">
            <text:p>8.559894800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80122.19278" calcext:value-type="float">
            <text:p>1442780122.1927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0.58354" calcext:value-type="float">
            <text:p>1442780130.58354</text:p>
          </table:table-cell>
          <table:table-cell table:formula="of:=[.G68]-[.$B68]" office:value-type="float" office:value="8.39075684547424" calcext:value-type="float">
            <text:p>8.3907568455</text:p>
          </table:table-cell>
          <table:table-cell/>
          <table:table-cell office:value-type="float" office:value="1442780130.71579" calcext:value-type="float">
            <text:p>1442780130.71579</text:p>
          </table:table-cell>
          <table:table-cell table:formula="of:=[.J68]-[.$B68]" office:value-type="float" office:value="8.52301120758057" calcext:value-type="float">
            <text:p>8.523011207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80122.25711" calcext:value-type="float">
            <text:p>1442780122.2571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0.62031" calcext:value-type="float">
            <text:p>1442780130.62031</text:p>
          </table:table-cell>
          <table:table-cell table:formula="of:=[.G69]-[.$B69]" office:value-type="float" office:value="8.36320185661316" calcext:value-type="float">
            <text:p>8.3632018566</text:p>
          </table:table-cell>
          <table:table-cell/>
          <table:table-cell office:value-type="float" office:value="1442780130.7433" calcext:value-type="float">
            <text:p>1442780130.7433</text:p>
          </table:table-cell>
          <table:table-cell table:formula="of:=[.J69]-[.$B69]" office:value-type="float" office:value="8.48619174957275" calcext:value-type="float">
            <text:p>8.486191749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80122.32143" calcext:value-type="float">
            <text:p>1442780122.3214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0.70754" calcext:value-type="float">
            <text:p>1442780130.70754</text:p>
          </table:table-cell>
          <table:table-cell table:formula="of:=[.G70]-[.$B70]" office:value-type="float" office:value="8.38611102104187" calcext:value-type="float">
            <text:p>8.386111021</text:p>
          </table:table-cell>
          <table:table-cell/>
          <table:table-cell office:value-type="float" office:value="1442780130.77081" calcext:value-type="float">
            <text:p>1442780130.77081</text:p>
          </table:table-cell>
          <table:table-cell table:formula="of:=[.J70]-[.$B70]" office:value-type="float" office:value="8.44937562942505" calcext:value-type="float">
            <text:p>8.449375629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80122.38574" calcext:value-type="float">
            <text:p>1442780122.3857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0.78506" calcext:value-type="float">
            <text:p>1442780130.78506</text:p>
          </table:table-cell>
          <table:table-cell table:formula="of:=[.G71]-[.$B71]" office:value-type="float" office:value="8.39931988716126" calcext:value-type="float">
            <text:p>8.3993198872</text:p>
          </table:table-cell>
          <table:table-cell/>
          <table:table-cell office:value-type="float" office:value="1442780130.7983" calcext:value-type="float">
            <text:p>1442780130.7983</text:p>
          </table:table-cell>
          <table:table-cell table:formula="of:=[.J71]-[.$B71]" office:value-type="float" office:value="8.41256022453308" calcext:value-type="float">
            <text:p>8.412560224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80122.45" calcext:value-type="float">
            <text:p>1442780122.4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0.87085" calcext:value-type="float">
            <text:p>1442780130.87085</text:p>
          </table:table-cell>
          <table:table-cell table:formula="of:=[.G72]-[.$B72]" office:value-type="float" office:value="8.42084407806397" calcext:value-type="float">
            <text:p>8.4208440781</text:p>
          </table:table-cell>
          <table:table-cell/>
          <table:table-cell office:value-type="float" office:value="1442780130.87095" calcext:value-type="float">
            <text:p>1442780130.87095</text:p>
          </table:table-cell>
          <table:table-cell table:formula="of:=[.J72]-[.$B72]" office:value-type="float" office:value="8.42094612121582" calcext:value-type="float">
            <text:p>8.420946121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80122.5143" calcext:value-type="float">
            <text:p>1442780122.514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0.98602" calcext:value-type="float">
            <text:p>1442780130.98602</text:p>
          </table:table-cell>
          <table:table-cell table:formula="of:=[.G73]-[.$B73]" office:value-type="float" office:value="8.47171783447266" calcext:value-type="float">
            <text:p>8.4717178345</text:p>
          </table:table-cell>
          <table:table-cell/>
          <table:table-cell office:value-type="float" office:value="1442780130.98613" calcext:value-type="float">
            <text:p>1442780130.98613</text:p>
          </table:table-cell>
          <table:table-cell table:formula="of:=[.J73]-[.$B73]" office:value-type="float" office:value="8.47182607650757" calcext:value-type="float">
            <text:p>8.471826076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80122.57863" calcext:value-type="float">
            <text:p>1442780122.5786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1.02212" calcext:value-type="float">
            <text:p>1442780131.02212</text:p>
          </table:table-cell>
          <table:table-cell table:formula="of:=[.G74]-[.$B74]" office:value-type="float" office:value="8.44348883628845" calcext:value-type="float">
            <text:p>8.4434888363</text:p>
          </table:table-cell>
          <table:table-cell/>
          <table:table-cell office:value-type="float" office:value="1442780131.02218" calcext:value-type="float">
            <text:p>1442780131.02218</text:p>
          </table:table-cell>
          <table:table-cell table:formula="of:=[.J74]-[.$B74]" office:value-type="float" office:value="8.4435465335846" calcext:value-type="float">
            <text:p>8.443546533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80122.64291" calcext:value-type="float">
            <text:p>1442780122.6429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1.10943" calcext:value-type="float">
            <text:p>1442780131.10943</text:p>
          </table:table-cell>
          <table:table-cell table:formula="of:=[.G75]-[.$B75]" office:value-type="float" office:value="8.46651792526245" calcext:value-type="float">
            <text:p>8.4665179253</text:p>
          </table:table-cell>
          <table:table-cell/>
          <table:table-cell office:value-type="float" office:value="1442780131.10954" calcext:value-type="float">
            <text:p>1442780131.10954</text:p>
          </table:table-cell>
          <table:table-cell table:formula="of:=[.J75]-[.$B75]" office:value-type="float" office:value="8.46663594245911" calcext:value-type="float">
            <text:p>8.466635942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80122.70719" calcext:value-type="float">
            <text:p>1442780122.7071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1.18718" calcext:value-type="float">
            <text:p>1442780131.18718</text:p>
          </table:table-cell>
          <table:table-cell table:formula="of:=[.G76]-[.$B76]" office:value-type="float" office:value="8.47998905181885" calcext:value-type="float">
            <text:p>8.4799890518</text:p>
          </table:table-cell>
          <table:table-cell/>
          <table:table-cell office:value-type="float" office:value="1442780131.18744" calcext:value-type="float">
            <text:p>1442780131.18744</text:p>
          </table:table-cell>
          <table:table-cell table:formula="of:=[.J76]-[.$B76]" office:value-type="float" office:value="8.48025298118591" calcext:value-type="float">
            <text:p>8.480252981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80122.77148" calcext:value-type="float">
            <text:p>1442780122.7714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1.27293" calcext:value-type="float">
            <text:p>1442780131.27293</text:p>
          </table:table-cell>
          <table:table-cell table:formula="of:=[.G77]-[.$B77]" office:value-type="float" office:value="8.50145125389099" calcext:value-type="float">
            <text:p>8.5014512539</text:p>
          </table:table-cell>
          <table:table-cell/>
          <table:table-cell office:value-type="float" office:value="1442780131.27299" calcext:value-type="float">
            <text:p>1442780131.27299</text:p>
          </table:table-cell>
          <table:table-cell table:formula="of:=[.J77]-[.$B77]" office:value-type="float" office:value="8.50150513648987" calcext:value-type="float">
            <text:p>8.501505136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80122.83579" calcext:value-type="float">
            <text:p>1442780122.8357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1.31" calcext:value-type="float">
            <text:p>1442780131.31</text:p>
          </table:table-cell>
          <table:table-cell table:formula="of:=[.G78]-[.$B78]" office:value-type="float" office:value="8.47420501708984" calcext:value-type="float">
            <text:p>8.4742050171</text:p>
          </table:table-cell>
          <table:table-cell/>
          <table:table-cell office:value-type="float" office:value="1442780131.31004" calcext:value-type="float">
            <text:p>1442780131.31004</text:p>
          </table:table-cell>
          <table:table-cell table:formula="of:=[.J78]-[.$B78]" office:value-type="float" office:value="8.4742431640625" calcext:value-type="float">
            <text:p>8.474243164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80122.90037" calcext:value-type="float">
            <text:p>1442780122.9003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1.38841" calcext:value-type="float">
            <text:p>1442780131.38841</text:p>
          </table:table-cell>
          <table:table-cell table:formula="of:=[.G79]-[.$B79]" office:value-type="float" office:value="8.48804044723511" calcext:value-type="float">
            <text:p>8.4880404472</text:p>
          </table:table-cell>
          <table:table-cell/>
          <table:table-cell office:value-type="float" office:value="1442780131.38846" calcext:value-type="float">
            <text:p>1442780131.38846</text:p>
          </table:table-cell>
          <table:table-cell table:formula="of:=[.J79]-[.$B79]" office:value-type="float" office:value="8.48808717727661" calcext:value-type="float">
            <text:p>8.488087177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80122.96467" calcext:value-type="float">
            <text:p>1442780122.9646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1.47424" calcext:value-type="float">
            <text:p>1442780131.47424</text:p>
          </table:table-cell>
          <table:table-cell table:formula="of:=[.G80]-[.$B80]" office:value-type="float" office:value="8.50957369804382" calcext:value-type="float">
            <text:p>8.509573698</text:p>
          </table:table-cell>
          <table:table-cell/>
          <table:table-cell office:value-type="float" office:value="1442780131.4743" calcext:value-type="float">
            <text:p>1442780131.4743</text:p>
          </table:table-cell>
          <table:table-cell table:formula="of:=[.J80]-[.$B80]" office:value-type="float" office:value="8.50963521003723" calcext:value-type="float">
            <text:p>8.5096352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80123.03013" calcext:value-type="float">
            <text:p>1442780123.0301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1.55089" calcext:value-type="float">
            <text:p>1442780131.55089</text:p>
          </table:table-cell>
          <table:table-cell table:formula="of:=[.G81]-[.$B81]" office:value-type="float" office:value="8.52076196670532" calcext:value-type="float">
            <text:p>8.5207619667</text:p>
          </table:table-cell>
          <table:table-cell/>
          <table:table-cell office:value-type="float" office:value="1442780131.55093" calcext:value-type="float">
            <text:p>1442780131.55093</text:p>
          </table:table-cell>
          <table:table-cell table:formula="of:=[.J81]-[.$B81]" office:value-type="float" office:value="8.52080512046814" calcext:value-type="float">
            <text:p>8.520805120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80123.09659" calcext:value-type="float">
            <text:p>1442780123.0965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1.62481" calcext:value-type="float">
            <text:p>1442780131.62481</text:p>
          </table:table-cell>
          <table:table-cell table:formula="of:=[.G82]-[.$B82]" office:value-type="float" office:value="8.52821350097656" calcext:value-type="float">
            <text:p>8.528213501</text:p>
          </table:table-cell>
          <table:table-cell/>
          <table:table-cell office:value-type="float" office:value="1442780131.62487" calcext:value-type="float">
            <text:p>1442780131.62487</text:p>
          </table:table-cell>
          <table:table-cell table:formula="of:=[.J82]-[.$B82]" office:value-type="float" office:value="8.5282769203186" calcext:value-type="float">
            <text:p>8.528276920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80123.16305" calcext:value-type="float">
            <text:p>1442780123.1630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1.71225" calcext:value-type="float">
            <text:p>1442780131.71225</text:p>
          </table:table-cell>
          <table:table-cell table:formula="of:=[.G83]-[.$B83]" office:value-type="float" office:value="8.54920315742493" calcext:value-type="float">
            <text:p>8.5492031574</text:p>
          </table:table-cell>
          <table:table-cell/>
          <table:table-cell office:value-type="float" office:value="1442780131.71229" calcext:value-type="float">
            <text:p>1442780131.71229</text:p>
          </table:table-cell>
          <table:table-cell table:formula="of:=[.J83]-[.$B83]" office:value-type="float" office:value="8.54924249649048" calcext:value-type="float">
            <text:p>8.549242496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80123.22947" calcext:value-type="float">
            <text:p>1442780123.2294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1.79016" calcext:value-type="float">
            <text:p>1442780131.79016</text:p>
          </table:table-cell>
          <table:table-cell table:formula="of:=[.G84]-[.$B84]" office:value-type="float" office:value="8.56068754196167" calcext:value-type="float">
            <text:p>8.560687542</text:p>
          </table:table-cell>
          <table:table-cell/>
          <table:table-cell office:value-type="float" office:value="1442780131.7902" calcext:value-type="float">
            <text:p>1442780131.7902</text:p>
          </table:table-cell>
          <table:table-cell table:formula="of:=[.J84]-[.$B84]" office:value-type="float" office:value="8.56072282791138" calcext:value-type="float">
            <text:p>8.560722827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80123.29595" calcext:value-type="float">
            <text:p>1442780123.2959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1.86699" calcext:value-type="float">
            <text:p>1442780131.86699</text:p>
          </table:table-cell>
          <table:table-cell table:formula="of:=[.G85]-[.$B85]" office:value-type="float" office:value="8.57103681564331" calcext:value-type="float">
            <text:p>8.5710368156</text:p>
          </table:table-cell>
          <table:table-cell/>
          <table:table-cell office:value-type="float" office:value="1442780131.86704" calcext:value-type="float">
            <text:p>1442780131.86704</text:p>
          </table:table-cell>
          <table:table-cell table:formula="of:=[.J85]-[.$B85]" office:value-type="float" office:value="8.57108616828918" calcext:value-type="float">
            <text:p>8.57108616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80123.3624" calcext:value-type="float">
            <text:p>1442780123.362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1.95282" calcext:value-type="float">
            <text:p>1442780131.95282</text:p>
          </table:table-cell>
          <table:table-cell table:formula="of:=[.G86]-[.$B86]" office:value-type="float" office:value="8.59041690826416" calcext:value-type="float">
            <text:p>8.5904169083</text:p>
          </table:table-cell>
          <table:table-cell/>
          <table:table-cell office:value-type="float" office:value="1442780131.95297" calcext:value-type="float">
            <text:p>1442780131.95297</text:p>
          </table:table-cell>
          <table:table-cell table:formula="of:=[.J86]-[.$B86]" office:value-type="float" office:value="8.59057092666626" calcext:value-type="float">
            <text:p>8.590570926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80123.42885" calcext:value-type="float">
            <text:p>1442780123.4288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2.02682" calcext:value-type="float">
            <text:p>1442780132.02682</text:p>
          </table:table-cell>
          <table:table-cell table:formula="of:=[.G87]-[.$B87]" office:value-type="float" office:value="8.59797143936157" calcext:value-type="float">
            <text:p>8.5979714394</text:p>
          </table:table-cell>
          <table:table-cell/>
          <table:table-cell office:value-type="float" office:value="1442780132.02716" calcext:value-type="float">
            <text:p>1442780132.02716</text:p>
          </table:table-cell>
          <table:table-cell table:formula="of:=[.J87]-[.$B87]" office:value-type="float" office:value="8.59831428527832" calcext:value-type="float">
            <text:p>8.598314285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80123.49531" calcext:value-type="float">
            <text:p>1442780123.4953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2.11418" calcext:value-type="float">
            <text:p>1442780132.11418</text:p>
          </table:table-cell>
          <table:table-cell table:formula="of:=[.G88]-[.$B88]" office:value-type="float" office:value="8.61887693405151" calcext:value-type="float">
            <text:p>8.6188769341</text:p>
          </table:table-cell>
          <table:table-cell/>
          <table:table-cell office:value-type="float" office:value="1442780132.11438" calcext:value-type="float">
            <text:p>1442780132.11438</text:p>
          </table:table-cell>
          <table:table-cell table:formula="of:=[.J88]-[.$B88]" office:value-type="float" office:value="8.61907505989075" calcext:value-type="float">
            <text:p>8.619075059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80123.56181" calcext:value-type="float">
            <text:p>1442780123.5618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2.15373" calcext:value-type="float">
            <text:p>1442780132.15373</text:p>
          </table:table-cell>
          <table:table-cell table:formula="of:=[.G89]-[.$B89]" office:value-type="float" office:value="8.59191846847534" calcext:value-type="float">
            <text:p>8.5919184685</text:p>
          </table:table-cell>
          <table:table-cell/>
          <table:table-cell office:value-type="float" office:value="1442780132.15387" calcext:value-type="float">
            <text:p>1442780132.15387</text:p>
          </table:table-cell>
          <table:table-cell table:formula="of:=[.J89]-[.$B89]" office:value-type="float" office:value="8.59206604957581" calcext:value-type="float">
            <text:p>8.592066049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80123.62829" calcext:value-type="float">
            <text:p>1442780123.6282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2.2278" calcext:value-type="float">
            <text:p>1442780132.2278</text:p>
          </table:table-cell>
          <table:table-cell table:formula="of:=[.G90]-[.$B90]" office:value-type="float" office:value="8.59951114654541" calcext:value-type="float">
            <text:p>8.5995111465</text:p>
          </table:table-cell>
          <table:table-cell/>
          <table:table-cell office:value-type="float" office:value="1442780132.22794" calcext:value-type="float">
            <text:p>1442780132.22794</text:p>
          </table:table-cell>
          <table:table-cell table:formula="of:=[.J90]-[.$B90]" office:value-type="float" office:value="8.59964632987976" calcext:value-type="float">
            <text:p>8.599646329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80123.69476" calcext:value-type="float">
            <text:p>1442780123.6947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2.31531" calcext:value-type="float">
            <text:p>1442780132.31531</text:p>
          </table:table-cell>
          <table:table-cell table:formula="of:=[.G91]-[.$B91]" office:value-type="float" office:value="8.62055516242981" calcext:value-type="float">
            <text:p>8.6205551624</text:p>
          </table:table-cell>
          <table:table-cell/>
          <table:table-cell office:value-type="float" office:value="1442780132.31545" calcext:value-type="float">
            <text:p>1442780132.31545</text:p>
          </table:table-cell>
          <table:table-cell table:formula="of:=[.J91]-[.$B91]" office:value-type="float" office:value="8.62069940567017" calcext:value-type="float">
            <text:p>8.620699405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80123.7612" calcext:value-type="float">
            <text:p>1442780123.761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2.39308" calcext:value-type="float">
            <text:p>1442780132.39308</text:p>
          </table:table-cell>
          <table:table-cell table:formula="of:=[.G92]-[.$B92]" office:value-type="float" office:value="8.6318793296814" calcext:value-type="float">
            <text:p>8.6318793297</text:p>
          </table:table-cell>
          <table:table-cell/>
          <table:table-cell office:value-type="float" office:value="1442780132.39314" calcext:value-type="float">
            <text:p>1442780132.39314</text:p>
          </table:table-cell>
          <table:table-cell table:formula="of:=[.J92]-[.$B92]" office:value-type="float" office:value="8.63193869590759" calcext:value-type="float">
            <text:p>8.631938695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80123.82762" calcext:value-type="float">
            <text:p>1442780123.8276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2.46946" calcext:value-type="float">
            <text:p>1442780132.46946</text:p>
          </table:table-cell>
          <table:table-cell table:formula="of:=[.G93]-[.$B93]" office:value-type="float" office:value="8.64184546470642" calcext:value-type="float">
            <text:p>8.6418454647</text:p>
          </table:table-cell>
          <table:table-cell/>
          <table:table-cell office:value-type="float" office:value="1442780132.46958" calcext:value-type="float">
            <text:p>1442780132.46958</text:p>
          </table:table-cell>
          <table:table-cell table:formula="of:=[.J93]-[.$B93]" office:value-type="float" office:value="8.64195942878723" calcext:value-type="float">
            <text:p>8.641959428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80123.8941" calcext:value-type="float">
            <text:p>1442780123.894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2.51631" calcext:value-type="float">
            <text:p>1442780132.51631</text:p>
          </table:table-cell>
          <table:table-cell table:formula="of:=[.G94]-[.$B94]" office:value-type="float" office:value="8.6222128868103" calcext:value-type="float">
            <text:p>8.6222128868</text:p>
          </table:table-cell>
          <table:table-cell/>
          <table:table-cell office:value-type="float" office:value="1442780132.51635" calcext:value-type="float">
            <text:p>1442780132.51635</text:p>
          </table:table-cell>
          <table:table-cell table:formula="of:=[.J94]-[.$B94]" office:value-type="float" office:value="8.62225031852722" calcext:value-type="float">
            <text:p>8.622250318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80123.96061" calcext:value-type="float">
            <text:p>1442780123.9606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2.59408" calcext:value-type="float">
            <text:p>1442780132.59408</text:p>
          </table:table-cell>
          <table:table-cell table:formula="of:=[.G95]-[.$B95]" office:value-type="float" office:value="8.63347387313843" calcext:value-type="float">
            <text:p>8.6334738731</text:p>
          </table:table-cell>
          <table:table-cell/>
          <table:table-cell office:value-type="float" office:value="1442780132.59414" calcext:value-type="float">
            <text:p>1442780132.59414</text:p>
          </table:table-cell>
          <table:table-cell table:formula="of:=[.J95]-[.$B95]" office:value-type="float" office:value="8.63352990150452" calcext:value-type="float">
            <text:p>8.633529901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80124.02708" calcext:value-type="float">
            <text:p>1442780124.0270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2.67102" calcext:value-type="float">
            <text:p>1442780132.67102</text:p>
          </table:table-cell>
          <table:table-cell table:formula="of:=[.G96]-[.$B96]" office:value-type="float" office:value="8.64394044876099" calcext:value-type="float">
            <text:p>8.6439404488</text:p>
          </table:table-cell>
          <table:table-cell/>
          <table:table-cell office:value-type="float" office:value="1442780132.67107" calcext:value-type="float">
            <text:p>1442780132.67107</text:p>
          </table:table-cell>
          <table:table-cell table:formula="of:=[.J96]-[.$B96]" office:value-type="float" office:value="8.64399337768555" calcext:value-type="float">
            <text:p>8.643993377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80124.09358" calcext:value-type="float">
            <text:p>1442780124.0935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2.75654" calcext:value-type="float">
            <text:p>1442780132.75654</text:p>
          </table:table-cell>
          <table:table-cell table:formula="of:=[.G97]-[.$B97]" office:value-type="float" office:value="8.6629650592804" calcext:value-type="float">
            <text:p>8.6629650593</text:p>
          </table:table-cell>
          <table:table-cell/>
          <table:table-cell office:value-type="float" office:value="1442780132.75664" calcext:value-type="float">
            <text:p>1442780132.75664</text:p>
          </table:table-cell>
          <table:table-cell table:formula="of:=[.J97]-[.$B97]" office:value-type="float" office:value="8.66305994987488" calcext:value-type="float">
            <text:p>8.663059949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80124.16004" calcext:value-type="float">
            <text:p>1442780124.1600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2.83079" calcext:value-type="float">
            <text:p>1442780132.83079</text:p>
          </table:table-cell>
          <table:table-cell table:formula="of:=[.G98]-[.$B98]" office:value-type="float" office:value="8.67074823379517" calcext:value-type="float">
            <text:p>8.6707482338</text:p>
          </table:table-cell>
          <table:table-cell/>
          <table:table-cell office:value-type="float" office:value="1442780132.83085" calcext:value-type="float">
            <text:p>1442780132.83085</text:p>
          </table:table-cell>
          <table:table-cell table:formula="of:=[.J98]-[.$B98]" office:value-type="float" office:value="8.67080855369568" calcext:value-type="float">
            <text:p>8.670808553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80124.22651" calcext:value-type="float">
            <text:p>1442780124.2265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2.87197" calcext:value-type="float">
            <text:p>1442780132.87197</text:p>
          </table:table-cell>
          <table:table-cell table:formula="of:=[.G99]-[.$B99]" office:value-type="float" office:value="8.64546298980713" calcext:value-type="float">
            <text:p>8.6454629898</text:p>
          </table:table-cell>
          <table:table-cell/>
          <table:table-cell office:value-type="float" office:value="1442780132.87201" calcext:value-type="float">
            <text:p>1442780132.87201</text:p>
          </table:table-cell>
          <table:table-cell table:formula="of:=[.J99]-[.$B99]" office:value-type="float" office:value="8.64550304412842" calcext:value-type="float">
            <text:p>8.645503044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80124.29293" calcext:value-type="float">
            <text:p>1442780124.2929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2.95772" calcext:value-type="float">
            <text:p>1442780132.95772</text:p>
          </table:table-cell>
          <table:table-cell table:formula="of:=[.G100]-[.$B100]" office:value-type="float" office:value="8.6647891998291" calcext:value-type="float">
            <text:p>8.6647891998</text:p>
          </table:table-cell>
          <table:table-cell/>
          <table:table-cell office:value-type="float" office:value="1442780132.95777" calcext:value-type="float">
            <text:p>1442780132.95777</text:p>
          </table:table-cell>
          <table:table-cell table:formula="of:=[.J100]-[.$B100]" office:value-type="float" office:value="8.66483736038208" calcext:value-type="float">
            <text:p>8.664837360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80124.35944" calcext:value-type="float">
            <text:p>1442780124.3594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3.03194" calcext:value-type="float">
            <text:p>1442780133.03194</text:p>
          </table:table-cell>
          <table:table-cell table:formula="of:=[.G101]-[.$B101]" office:value-type="float" office:value="8.67249846458435" calcext:value-type="float">
            <text:p>8.6724984646</text:p>
          </table:table-cell>
          <table:table-cell/>
          <table:table-cell office:value-type="float" office:value="1442780133.03199" calcext:value-type="float">
            <text:p>1442780133.03199</text:p>
          </table:table-cell>
          <table:table-cell table:formula="of:=[.J101]-[.$B101]" office:value-type="float" office:value="8.67254996299744" calcext:value-type="float">
            <text:p>8.67254996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80124.4259" calcext:value-type="float">
            <text:p>1442780124.425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3.11193" calcext:value-type="float">
            <text:p>1442780133.11193</text:p>
          </table:table-cell>
          <table:table-cell table:formula="of:=[.G102]-[.$B102]" office:value-type="float" office:value="8.68603038787842" calcext:value-type="float">
            <text:p>8.6860303879</text:p>
          </table:table-cell>
          <table:table-cell/>
          <table:table-cell office:value-type="float" office:value="1442780133.11216" calcext:value-type="float">
            <text:p>1442780133.11216</text:p>
          </table:table-cell>
          <table:table-cell table:formula="of:=[.J102]-[.$B102]" office:value-type="float" office:value="8.6862587928772" calcext:value-type="float">
            <text:p>8.686258792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80124.49241" calcext:value-type="float">
            <text:p>1442780124.4924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3.1588" calcext:value-type="float">
            <text:p>1442780133.1588</text:p>
          </table:table-cell>
          <table:table-cell table:formula="of:=[.G103]-[.$B103]" office:value-type="float" office:value="8.66639256477356" calcext:value-type="float">
            <text:p>8.6663925648</text:p>
          </table:table-cell>
          <table:table-cell/>
          <table:table-cell office:value-type="float" office:value="1442780133.15885" calcext:value-type="float">
            <text:p>1442780133.15885</text:p>
          </table:table-cell>
          <table:table-cell table:formula="of:=[.J103]-[.$B103]" office:value-type="float" office:value="8.66644549369812" calcext:value-type="float">
            <text:p>8.666445493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80124.55891" calcext:value-type="float">
            <text:p>1442780124.5589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3.23314" calcext:value-type="float">
            <text:p>1442780133.23314</text:p>
          </table:table-cell>
          <table:table-cell table:formula="of:=[.G104]-[.$B104]" office:value-type="float" office:value="8.67422747612" calcext:value-type="float">
            <text:p>8.6742274761</text:p>
          </table:table-cell>
          <table:table-cell/>
          <table:table-cell office:value-type="float" office:value="1442780133.23317" calcext:value-type="float">
            <text:p>1442780133.23317</text:p>
          </table:table-cell>
          <table:table-cell table:formula="of:=[.J104]-[.$B104]" office:value-type="float" office:value="8.67426419258118" calcext:value-type="float">
            <text:p>8.674264192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80124.62534" calcext:value-type="float">
            <text:p>1442780124.6253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3.31307" calcext:value-type="float">
            <text:p>1442780133.31307</text:p>
          </table:table-cell>
          <table:table-cell table:formula="of:=[.G105]-[.$B105]" office:value-type="float" office:value="8.68772959709168" calcext:value-type="float">
            <text:p>8.6877295971</text:p>
          </table:table-cell>
          <table:table-cell/>
          <table:table-cell office:value-type="float" office:value="1442780133.31315" calcext:value-type="float">
            <text:p>1442780133.31315</text:p>
          </table:table-cell>
          <table:table-cell table:formula="of:=[.J105]-[.$B105]" office:value-type="float" office:value="8.68781352043152" calcext:value-type="float">
            <text:p>8.68781352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80124.69175" calcext:value-type="float">
            <text:p>1442780124.6917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3.3502" calcext:value-type="float">
            <text:p>1442780133.3502</text:p>
          </table:table-cell>
          <table:table-cell table:formula="of:=[.G106]-[.$B106]" office:value-type="float" office:value="8.65844511985779" calcext:value-type="float">
            <text:p>8.6584451199</text:p>
          </table:table-cell>
          <table:table-cell/>
          <table:table-cell office:value-type="float" office:value="1442780133.35023" calcext:value-type="float">
            <text:p>1442780133.35023</text:p>
          </table:table-cell>
          <table:table-cell table:formula="of:=[.J106]-[.$B106]" office:value-type="float" office:value="8.65848088264465" calcext:value-type="float">
            <text:p>8.658480882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80124.7582" calcext:value-type="float">
            <text:p>1442780124.758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3.43379" calcext:value-type="float">
            <text:p>1442780133.43379</text:p>
          </table:table-cell>
          <table:table-cell table:formula="of:=[.G107]-[.$B107]" office:value-type="float" office:value="8.6755895614624" calcext:value-type="float">
            <text:p>8.6755895615</text:p>
          </table:table-cell>
          <table:table-cell/>
          <table:table-cell office:value-type="float" office:value="1442780133.43383" calcext:value-type="float">
            <text:p>1442780133.43383</text:p>
          </table:table-cell>
          <table:table-cell table:formula="of:=[.J107]-[.$B107]" office:value-type="float" office:value="8.6756284236908" calcext:value-type="float">
            <text:p>8.675628423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80124.82469" calcext:value-type="float">
            <text:p>1442780124.8246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3.51392" calcext:value-type="float">
            <text:p>1442780133.51392</text:p>
          </table:table-cell>
          <table:table-cell table:formula="of:=[.G108]-[.$B108]" office:value-type="float" office:value="8.68923187255859" calcext:value-type="float">
            <text:p>8.6892318726</text:p>
          </table:table-cell>
          <table:table-cell/>
          <table:table-cell office:value-type="float" office:value="1442780133.514" calcext:value-type="float">
            <text:p>1442780133.514</text:p>
          </table:table-cell>
          <table:table-cell table:formula="of:=[.J108]-[.$B108]" office:value-type="float" office:value="8.68931770324707" calcext:value-type="float">
            <text:p>8.689317703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80124.89112" calcext:value-type="float">
            <text:p>1442780124.8911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3.59838" calcext:value-type="float">
            <text:p>1442780133.59838</text:p>
          </table:table-cell>
          <table:table-cell table:formula="of:=[.G109]-[.$B109]" office:value-type="float" office:value="8.70725631713867" calcext:value-type="float">
            <text:p>8.7072563171</text:p>
          </table:table-cell>
          <table:table-cell/>
          <table:table-cell office:value-type="float" office:value="1442780133.59851" calcext:value-type="float">
            <text:p>1442780133.59851</text:p>
          </table:table-cell>
          <table:table-cell table:formula="of:=[.J109]-[.$B109]" office:value-type="float" office:value="8.7073917388916" calcext:value-type="float">
            <text:p>8.707391738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80124.95752" calcext:value-type="float">
            <text:p>1442780124.9575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3.63481" calcext:value-type="float">
            <text:p>1442780133.63481</text:p>
          </table:table-cell>
          <table:table-cell table:formula="of:=[.G110]-[.$B110]" office:value-type="float" office:value="8.67729687690735" calcext:value-type="float">
            <text:p>8.6772968769</text:p>
          </table:table-cell>
          <table:table-cell/>
          <table:table-cell office:value-type="float" office:value="1442780133.63485" calcext:value-type="float">
            <text:p>1442780133.63485</text:p>
          </table:table-cell>
          <table:table-cell table:formula="of:=[.J110]-[.$B110]" office:value-type="float" office:value="8.67733216285706" calcext:value-type="float">
            <text:p>8.677332162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80125.02294" calcext:value-type="float">
            <text:p>1442780125.0229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3.71508" calcext:value-type="float">
            <text:p>1442780133.71508</text:p>
          </table:table-cell>
          <table:table-cell table:formula="of:=[.G111]-[.$B111]" office:value-type="float" office:value="8.69213438034058" calcext:value-type="float">
            <text:p>8.6921343803</text:p>
          </table:table-cell>
          <table:table-cell/>
          <table:table-cell office:value-type="float" office:value="1442780133.71511" calcext:value-type="float">
            <text:p>1442780133.71511</text:p>
          </table:table-cell>
          <table:table-cell table:formula="of:=[.J111]-[.$B111]" office:value-type="float" office:value="8.69216847419739" calcext:value-type="float">
            <text:p>8.69216847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80125.08654" calcext:value-type="float">
            <text:p>1442780125.0865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3.79935" calcext:value-type="float">
            <text:p>1442780133.79935</text:p>
          </table:table-cell>
          <table:table-cell table:formula="of:=[.G112]-[.$B112]" office:value-type="float" office:value="8.71280670166016" calcext:value-type="float">
            <text:p>8.7128067017</text:p>
          </table:table-cell>
          <table:table-cell/>
          <table:table-cell office:value-type="float" office:value="1442780133.79938" calcext:value-type="float">
            <text:p>1442780133.79938</text:p>
          </table:table-cell>
          <table:table-cell table:formula="of:=[.J112]-[.$B112]" office:value-type="float" office:value="8.71284413337708" calcext:value-type="float">
            <text:p>8.712844133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80125.15007" calcext:value-type="float">
            <text:p>1442780125.1500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3.83564" calcext:value-type="float">
            <text:p>1442780133.83564</text:p>
          </table:table-cell>
          <table:table-cell table:formula="of:=[.G113]-[.$B113]" office:value-type="float" office:value="8.68557524681091" calcext:value-type="float">
            <text:p>8.6855752468</text:p>
          </table:table-cell>
          <table:table-cell/>
          <table:table-cell office:value-type="float" office:value="1442780133.8357" calcext:value-type="float">
            <text:p>1442780133.8357</text:p>
          </table:table-cell>
          <table:table-cell table:formula="of:=[.J113]-[.$B113]" office:value-type="float" office:value="8.68562817573547" calcext:value-type="float">
            <text:p>8.685628175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80125.21348" calcext:value-type="float">
            <text:p>1442780125.2134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3.9159" calcext:value-type="float">
            <text:p>1442780133.9159</text:p>
          </table:table-cell>
          <table:table-cell table:formula="of:=[.G114]-[.$B114]" office:value-type="float" office:value="8.7024199962616" calcext:value-type="float">
            <text:p>8.7024199963</text:p>
          </table:table-cell>
          <table:table-cell/>
          <table:table-cell office:value-type="float" office:value="1442780133.91595" calcext:value-type="float">
            <text:p>1442780133.91595</text:p>
          </table:table-cell>
          <table:table-cell table:formula="of:=[.J114]-[.$B114]" office:value-type="float" office:value="8.7024667263031" calcext:value-type="float">
            <text:p>8.702466726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80125.27693" calcext:value-type="float">
            <text:p>1442780125.2769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4.00035" calcext:value-type="float">
            <text:p>1442780134.00035</text:p>
          </table:table-cell>
          <table:table-cell table:formula="of:=[.G115]-[.$B115]" office:value-type="float" office:value="8.72341656684876" calcext:value-type="float">
            <text:p>8.7234165668</text:p>
          </table:table-cell>
          <table:table-cell/>
          <table:table-cell office:value-type="float" office:value="1442780134.00038" calcext:value-type="float">
            <text:p>1442780134.00038</text:p>
          </table:table-cell>
          <table:table-cell table:formula="of:=[.J115]-[.$B115]" office:value-type="float" office:value="8.72344994544983" calcext:value-type="float">
            <text:p>8.723449945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80125.34039" calcext:value-type="float">
            <text:p>1442780125.3403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4.07779" calcext:value-type="float">
            <text:p>1442780134.07779</text:p>
          </table:table-cell>
          <table:table-cell table:formula="of:=[.G116]-[.$B116]" office:value-type="float" office:value="8.73740720748901" calcext:value-type="float">
            <text:p>8.7374072075</text:p>
          </table:table-cell>
          <table:table-cell/>
          <table:table-cell office:value-type="float" office:value="1442780134.07795" calcext:value-type="float">
            <text:p>1442780134.07795</text:p>
          </table:table-cell>
          <table:table-cell table:formula="of:=[.J116]-[.$B116]" office:value-type="float" office:value="8.73756217956543" calcext:value-type="float">
            <text:p>8.737562179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80125.40387" calcext:value-type="float">
            <text:p>1442780125.4038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4.11672" calcext:value-type="float">
            <text:p>1442780134.11672</text:p>
          </table:table-cell>
          <table:table-cell table:formula="of:=[.G117]-[.$B117]" office:value-type="float" office:value="8.71285200119019" calcext:value-type="float">
            <text:p>8.7128520012</text:p>
          </table:table-cell>
          <table:table-cell/>
          <table:table-cell office:value-type="float" office:value="1442780134.11676" calcext:value-type="float">
            <text:p>1442780134.11676</text:p>
          </table:table-cell>
          <table:table-cell table:formula="of:=[.J117]-[.$B117]" office:value-type="float" office:value="8.71289396286011" calcext:value-type="float">
            <text:p>8.712893962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80125.46736" calcext:value-type="float">
            <text:p>1442780125.4673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4.15407" calcext:value-type="float">
            <text:p>1442780134.15407</text:p>
          </table:table-cell>
          <table:table-cell table:formula="of:=[.G118]-[.$B118]" office:value-type="float" office:value="8.68671178817749" calcext:value-type="float">
            <text:p>8.6867117882</text:p>
          </table:table-cell>
          <table:table-cell/>
          <table:table-cell office:value-type="float" office:value="1442780134.15411" calcext:value-type="float">
            <text:p>1442780134.15411</text:p>
          </table:table-cell>
          <table:table-cell table:formula="of:=[.J118]-[.$B118]" office:value-type="float" office:value="8.68675708770752" calcext:value-type="float">
            <text:p>8.686757087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80125.53103" calcext:value-type="float">
            <text:p>1442780125.5310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4.23757" calcext:value-type="float">
            <text:p>1442780134.23757</text:p>
          </table:table-cell>
          <table:table-cell table:formula="of:=[.G119]-[.$B119]" office:value-type="float" office:value="8.70654058456421" calcext:value-type="float">
            <text:p>8.7065405846</text:p>
          </table:table-cell>
          <table:table-cell/>
          <table:table-cell office:value-type="float" office:value="1442780134.23761" calcext:value-type="float">
            <text:p>1442780134.23761</text:p>
          </table:table-cell>
          <table:table-cell table:formula="of:=[.J119]-[.$B119]" office:value-type="float" office:value="8.70658493041992" calcext:value-type="float">
            <text:p>8.706584930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80125.59469" calcext:value-type="float">
            <text:p>1442780125.5946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4.31777" calcext:value-type="float">
            <text:p>1442780134.31777</text:p>
          </table:table-cell>
          <table:table-cell table:formula="of:=[.G120]-[.$B120]" office:value-type="float" office:value="8.72308039665222" calcext:value-type="float">
            <text:p>8.7230803967</text:p>
          </table:table-cell>
          <table:table-cell/>
          <table:table-cell office:value-type="float" office:value="1442780134.3178" calcext:value-type="float">
            <text:p>1442780134.3178</text:p>
          </table:table-cell>
          <table:table-cell table:formula="of:=[.J120]-[.$B120]" office:value-type="float" office:value="8.72311472892761" calcext:value-type="float">
            <text:p>8.723114728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80125.65823" calcext:value-type="float">
            <text:p>1442780125.6582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4.39472" calcext:value-type="float">
            <text:p>1442780134.39472</text:p>
          </table:table-cell>
          <table:table-cell table:formula="of:=[.G121]-[.$B121]" office:value-type="float" office:value="8.73648738861084" calcext:value-type="float">
            <text:p>8.7364873886</text:p>
          </table:table-cell>
          <table:table-cell/>
          <table:table-cell office:value-type="float" office:value="1442780134.39476" calcext:value-type="float">
            <text:p>1442780134.39476</text:p>
          </table:table-cell>
          <table:table-cell table:formula="of:=[.J121]-[.$B121]" office:value-type="float" office:value="8.73652601242065" calcext:value-type="float">
            <text:p>8.736526012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80125.72174" calcext:value-type="float">
            <text:p>1442780125.7217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4.47067" calcext:value-type="float">
            <text:p>1442780134.47067</text:p>
          </table:table-cell>
          <table:table-cell table:formula="of:=[.G122]-[.$B122]" office:value-type="float" office:value="8.74893069267273" calcext:value-type="float">
            <text:p>8.7489306927</text:p>
          </table:table-cell>
          <table:table-cell/>
          <table:table-cell office:value-type="float" office:value="1442780134.47071" calcext:value-type="float">
            <text:p>1442780134.47071</text:p>
          </table:table-cell>
          <table:table-cell table:formula="of:=[.J122]-[.$B122]" office:value-type="float" office:value="8.7489652633667" calcext:value-type="float">
            <text:p>8.748965263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80125.78519" calcext:value-type="float">
            <text:p>1442780125.7851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4.53773" calcext:value-type="float">
            <text:p>1442780134.53773</text:p>
          </table:table-cell>
          <table:table-cell table:formula="of:=[.G123]-[.$B123]" office:value-type="float" office:value="8.75253891944885" calcext:value-type="float">
            <text:p>8.7525389194</text:p>
          </table:table-cell>
          <table:table-cell/>
          <table:table-cell office:value-type="float" office:value="1442780134.53777" calcext:value-type="float">
            <text:p>1442780134.53777</text:p>
          </table:table-cell>
          <table:table-cell table:formula="of:=[.J123]-[.$B123]" office:value-type="float" office:value="8.75257563591003" calcext:value-type="float">
            <text:p>8.752575635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80125.84866" calcext:value-type="float">
            <text:p>1442780125.8486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4.61855" calcext:value-type="float">
            <text:p>1442780134.61855</text:p>
          </table:table-cell>
          <table:table-cell table:formula="of:=[.G124]-[.$B124]" office:value-type="float" office:value="8.76988315582275" calcext:value-type="float">
            <text:p>8.7698831558</text:p>
          </table:table-cell>
          <table:table-cell/>
          <table:table-cell office:value-type="float" office:value="1442780134.61865" calcext:value-type="float">
            <text:p>1442780134.61865</text:p>
          </table:table-cell>
          <table:table-cell table:formula="of:=[.J124]-[.$B124]" office:value-type="float" office:value="8.76998376846314" calcext:value-type="float">
            <text:p>8.769983768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80125.91211" calcext:value-type="float">
            <text:p>1442780125.9121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4.69919" calcext:value-type="float">
            <text:p>1442780134.69919</text:p>
          </table:table-cell>
          <table:table-cell table:formula="of:=[.G125]-[.$B125]" office:value-type="float" office:value="8.78707885742188" calcext:value-type="float">
            <text:p>8.7870788574</text:p>
          </table:table-cell>
          <table:table-cell/>
          <table:table-cell office:value-type="float" office:value="1442780134.69933" calcext:value-type="float">
            <text:p>1442780134.69933</text:p>
          </table:table-cell>
          <table:table-cell table:formula="of:=[.J125]-[.$B125]" office:value-type="float" office:value="8.78721952438355" calcext:value-type="float">
            <text:p>8.787219524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80125.9755" calcext:value-type="float">
            <text:p>1442780125.975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4.76656" calcext:value-type="float">
            <text:p>1442780134.76656</text:p>
          </table:table-cell>
          <table:table-cell table:formula="of:=[.G126]-[.$B126]" office:value-type="float" office:value="8.7910521030426" calcext:value-type="float">
            <text:p>8.791052103</text:p>
          </table:table-cell>
          <table:table-cell/>
          <table:table-cell office:value-type="float" office:value="1442780134.76667" calcext:value-type="float">
            <text:p>1442780134.76667</text:p>
          </table:table-cell>
          <table:table-cell table:formula="of:=[.J126]-[.$B126]" office:value-type="float" office:value="8.79116272926331" calcext:value-type="float">
            <text:p>8.791162729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80126.03696" calcext:value-type="float">
            <text:p>1442780126.0369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4.84711" calcext:value-type="float">
            <text:p>1442780134.84711</text:p>
          </table:table-cell>
          <table:table-cell table:formula="of:=[.G127]-[.$B127]" office:value-type="float" office:value="8.81014919281006" calcext:value-type="float">
            <text:p>8.8101491928</text:p>
          </table:table-cell>
          <table:table-cell/>
          <table:table-cell office:value-type="float" office:value="1442780134.84724" calcext:value-type="float">
            <text:p>1442780134.84724</text:p>
          </table:table-cell>
          <table:table-cell table:formula="of:=[.J127]-[.$B127]" office:value-type="float" office:value="8.81028032302856" calcext:value-type="float">
            <text:p>8.81028032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80126.09744" calcext:value-type="float">
            <text:p>1442780126.0974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4.92781" calcext:value-type="float">
            <text:p>1442780134.92781</text:p>
          </table:table-cell>
          <table:table-cell table:formula="of:=[.G128]-[.$B128]" office:value-type="float" office:value="8.83036947250366" calcext:value-type="float">
            <text:p>8.8303694725</text:p>
          </table:table-cell>
          <table:table-cell/>
          <table:table-cell office:value-type="float" office:value="1442780134.92795" calcext:value-type="float">
            <text:p>1442780134.92795</text:p>
          </table:table-cell>
          <table:table-cell table:formula="of:=[.J128]-[.$B128]" office:value-type="float" office:value="8.83050727844238" calcext:value-type="float">
            <text:p>8.830507278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80126.15798" calcext:value-type="float">
            <text:p>1442780126.1579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4.99501" calcext:value-type="float">
            <text:p>1442780134.99501</text:p>
          </table:table-cell>
          <table:table-cell table:formula="of:=[.G129]-[.$B129]" office:value-type="float" office:value="8.83703136444092" calcext:value-type="float">
            <text:p>8.8370313644</text:p>
          </table:table-cell>
          <table:table-cell/>
          <table:table-cell office:value-type="float" office:value="1442780134.99515" calcext:value-type="float">
            <text:p>1442780134.99515</text:p>
          </table:table-cell>
          <table:table-cell table:formula="of:=[.J129]-[.$B129]" office:value-type="float" office:value="8.83716797828674" calcext:value-type="float">
            <text:p>8.837167978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80126.2184" calcext:value-type="float">
            <text:p>1442780126.218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5.07567" calcext:value-type="float">
            <text:p>1442780135.07567</text:p>
          </table:table-cell>
          <table:table-cell table:formula="of:=[.G130]-[.$B130]" office:value-type="float" office:value="8.85726809501648" calcext:value-type="float">
            <text:p>8.857268095</text:p>
          </table:table-cell>
          <table:table-cell/>
          <table:table-cell office:value-type="float" office:value="1442780135.07576" calcext:value-type="float">
            <text:p>1442780135.07576</text:p>
          </table:table-cell>
          <table:table-cell table:formula="of:=[.J130]-[.$B130]" office:value-type="float" office:value="8.85735845565796" calcext:value-type="float">
            <text:p>8.857358455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80126.27892" calcext:value-type="float">
            <text:p>1442780126.2789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5.11654" calcext:value-type="float">
            <text:p>1442780135.11654</text:p>
          </table:table-cell>
          <table:table-cell table:formula="of:=[.G131]-[.$B131]" office:value-type="float" office:value="8.83762454986572" calcext:value-type="float">
            <text:p>8.8376245499</text:p>
          </table:table-cell>
          <table:table-cell/>
          <table:table-cell office:value-type="float" office:value="1442780135.11673" calcext:value-type="float">
            <text:p>1442780135.11673</text:p>
          </table:table-cell>
          <table:table-cell table:formula="of:=[.J131]-[.$B131]" office:value-type="float" office:value="8.83781099319458" calcext:value-type="float">
            <text:p>8.837810993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80126.33934" calcext:value-type="float">
            <text:p>1442780126.3393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5.15647" calcext:value-type="float">
            <text:p>1442780135.15647</text:p>
          </table:table-cell>
          <table:table-cell table:formula="of:=[.G132]-[.$B132]" office:value-type="float" office:value="8.81712865829468" calcext:value-type="float">
            <text:p>8.8171286583</text:p>
          </table:table-cell>
          <table:table-cell/>
          <table:table-cell office:value-type="float" office:value="1442780135.15655" calcext:value-type="float">
            <text:p>1442780135.15655</text:p>
          </table:table-cell>
          <table:table-cell table:formula="of:=[.J132]-[.$B132]" office:value-type="float" office:value="8.81720447540283" calcext:value-type="float">
            <text:p>8.817204475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80126.39981" calcext:value-type="float">
            <text:p>1442780126.3998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5.22275" calcext:value-type="float">
            <text:p>1442780135.22275</text:p>
          </table:table-cell>
          <table:table-cell table:formula="of:=[.G133]-[.$B133]" office:value-type="float" office:value="8.82294297218323" calcext:value-type="float">
            <text:p>8.8229429722</text:p>
          </table:table-cell>
          <table:table-cell/>
          <table:table-cell office:value-type="float" office:value="1442780135.22286" calcext:value-type="float">
            <text:p>1442780135.22286</text:p>
          </table:table-cell>
          <table:table-cell table:formula="of:=[.J133]-[.$B133]" office:value-type="float" office:value="8.82304930686951" calcext:value-type="float">
            <text:p>8.823049306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80126.46028" calcext:value-type="float">
            <text:p>1442780126.4602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5.28889" calcext:value-type="float">
            <text:p>1442780135.28889</text:p>
          </table:table-cell>
          <table:table-cell table:formula="of:=[.G134]-[.$B134]" office:value-type="float" office:value="8.82860589027405" calcext:value-type="float">
            <text:p>8.8286058903</text:p>
          </table:table-cell>
          <table:table-cell/>
          <table:table-cell office:value-type="float" office:value="1442780135.28903" calcext:value-type="float">
            <text:p>1442780135.28903</text:p>
          </table:table-cell>
          <table:table-cell table:formula="of:=[.J134]-[.$B134]" office:value-type="float" office:value="8.82874631881714" calcext:value-type="float">
            <text:p>8.828746318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80126.52077" calcext:value-type="float">
            <text:p>1442780126.5207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5.34373" calcext:value-type="float">
            <text:p>1442780135.34373</text:p>
          </table:table-cell>
          <table:table-cell table:formula="of:=[.G135]-[.$B135]" office:value-type="float" office:value="8.82296323776245" calcext:value-type="float">
            <text:p>8.8229632378</text:p>
          </table:table-cell>
          <table:table-cell/>
          <table:table-cell office:value-type="float" office:value="1442780135.34387" calcext:value-type="float">
            <text:p>1442780135.34387</text:p>
          </table:table-cell>
          <table:table-cell table:formula="of:=[.J135]-[.$B135]" office:value-type="float" office:value="8.82309675216675" calcext:value-type="float">
            <text:p>8.823096752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80126.58131" calcext:value-type="float">
            <text:p>1442780126.5813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5.40972" calcext:value-type="float">
            <text:p>1442780135.40972</text:p>
          </table:table-cell>
          <table:table-cell table:formula="of:=[.G136]-[.$B136]" office:value-type="float" office:value="8.8284056186676" calcext:value-type="float">
            <text:p>8.8284056187</text:p>
          </table:table-cell>
          <table:table-cell/>
          <table:table-cell office:value-type="float" office:value="1442780135.40984" calcext:value-type="float">
            <text:p>1442780135.40984</text:p>
          </table:table-cell>
          <table:table-cell table:formula="of:=[.J136]-[.$B136]" office:value-type="float" office:value="8.82853245735168" calcext:value-type="float">
            <text:p>8.828532457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80126.64177" calcext:value-type="float">
            <text:p>1442780126.6417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5.47582" calcext:value-type="float">
            <text:p>1442780135.47582</text:p>
          </table:table-cell>
          <table:table-cell table:formula="of:=[.G137]-[.$B137]" office:value-type="float" office:value="8.83405494689941" calcext:value-type="float">
            <text:p>8.8340549469</text:p>
          </table:table-cell>
          <table:table-cell/>
          <table:table-cell office:value-type="float" office:value="1442780135.47596" calcext:value-type="float">
            <text:p>1442780135.47596</text:p>
          </table:table-cell>
          <table:table-cell table:formula="of:=[.J137]-[.$B137]" office:value-type="float" office:value="8.83419537544251" calcext:value-type="float">
            <text:p>8.834195375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80126.70222" calcext:value-type="float">
            <text:p>1442780126.7022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5.53074" calcext:value-type="float">
            <text:p>1442780135.53074</text:p>
          </table:table-cell>
          <table:table-cell table:formula="of:=[.G138]-[.$B138]" office:value-type="float" office:value="8.82852339744568" calcext:value-type="float">
            <text:p>8.8285233974</text:p>
          </table:table-cell>
          <table:table-cell/>
          <table:table-cell office:value-type="float" office:value="1442780135.53088" calcext:value-type="float">
            <text:p>1442780135.53088</text:p>
          </table:table-cell>
          <table:table-cell table:formula="of:=[.J138]-[.$B138]" office:value-type="float" office:value="8.82866477966309" calcext:value-type="float">
            <text:p>8.828664779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80126.76268" calcext:value-type="float">
            <text:p>1442780126.7626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5.59673" calcext:value-type="float">
            <text:p>1442780135.59673</text:p>
          </table:table-cell>
          <table:table-cell table:formula="of:=[.G139]-[.$B139]" office:value-type="float" office:value="8.83405208587647" calcext:value-type="float">
            <text:p>8.8340520859</text:p>
          </table:table-cell>
          <table:table-cell/>
          <table:table-cell office:value-type="float" office:value="1442780135.59687" calcext:value-type="float">
            <text:p>1442780135.59687</text:p>
          </table:table-cell>
          <table:table-cell table:formula="of:=[.J139]-[.$B139]" office:value-type="float" office:value="8.83419632911682" calcext:value-type="float">
            <text:p>8.834196329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80126.82312" calcext:value-type="float">
            <text:p>1442780126.8231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5.66168" calcext:value-type="float">
            <text:p>1442780135.66168</text:p>
          </table:table-cell>
          <table:table-cell table:formula="of:=[.G140]-[.$B140]" office:value-type="float" office:value="8.83855485916138" calcext:value-type="float">
            <text:p>8.8385548592</text:p>
          </table:table-cell>
          <table:table-cell/>
          <table:table-cell office:value-type="float" office:value="1442780135.66179" calcext:value-type="float">
            <text:p>1442780135.66179</text:p>
          </table:table-cell>
          <table:table-cell table:formula="of:=[.J140]-[.$B140]" office:value-type="float" office:value="8.83867168426514" calcext:value-type="float">
            <text:p>8.838671684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80126.88354" calcext:value-type="float">
            <text:p>1442780126.8835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5.71667" calcext:value-type="float">
            <text:p>1442780135.71667</text:p>
          </table:table-cell>
          <table:table-cell table:formula="of:=[.G141]-[.$B141]" office:value-type="float" office:value="8.8331241607666" calcext:value-type="float">
            <text:p>8.8331241608</text:p>
          </table:table-cell>
          <table:table-cell/>
          <table:table-cell office:value-type="float" office:value="1442780135.71674" calcext:value-type="float">
            <text:p>1442780135.71674</text:p>
          </table:table-cell>
          <table:table-cell table:formula="of:=[.J141]-[.$B141]" office:value-type="float" office:value="8.83319115638733" calcext:value-type="float">
            <text:p>8.833191156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80126.94397" calcext:value-type="float">
            <text:p>1442780126.9439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35.77762" calcext:value-type="float">
            <text:p>1442780135.77762</text:p>
          </table:table-cell>
          <table:table-cell table:formula="of:=[.G142]-[.$B142]" office:value-type="float" office:value="8.83365607261658" calcext:value-type="float">
            <text:p>8.8336560726</text:p>
          </table:table-cell>
          <table:table-cell/>
          <table:table-cell office:value-type="float" office:value="1442780135.7778" calcext:value-type="float">
            <text:p>1442780135.7778</text:p>
          </table:table-cell>
          <table:table-cell table:formula="of:=[.J142]-[.$B142]" office:value-type="float" office:value="8.83382725715637" calcext:value-type="float">
            <text:p>8.833827257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80140.00553" calcext:value-type="float">
            <text:p>1442780140.0055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0.36082" calcext:value-type="float">
            <text:p>1442780140.36082</text:p>
          </table:table-cell>
          <table:table-cell table:formula="of:=[.G143]-[.$B143]" office:value-type="float" office:value="0.355289220809937" calcext:value-type="float">
            <text:p>0.3552892208</text:p>
          </table:table-cell>
          <table:table-cell/>
          <table:table-cell office:value-type="float" office:value="1442780140.36087" calcext:value-type="float">
            <text:p>1442780140.36087</text:p>
          </table:table-cell>
          <table:table-cell table:formula="of:=[.J143]-[.$B143]" office:value-type="float" office:value="0.355334281921387" calcext:value-type="float">
            <text:p>0.355334281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80140.088" calcext:value-type="float">
            <text:p>1442780140.08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0.52593" calcext:value-type="float">
            <text:p>1442780140.52593</text:p>
          </table:table-cell>
          <table:table-cell table:formula="of:=[.G144]-[.$B144]" office:value-type="float" office:value="0.437932968139648" calcext:value-type="float">
            <text:p>0.4379329681</text:p>
          </table:table-cell>
          <table:table-cell/>
          <table:table-cell office:value-type="float" office:value="1442780140.52598" calcext:value-type="float">
            <text:p>1442780140.52598</text:p>
          </table:table-cell>
          <table:table-cell table:formula="of:=[.J144]-[.$B144]" office:value-type="float" office:value="0.437978744506836" calcext:value-type="float">
            <text:p>0.437978744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80140.17055" calcext:value-type="float">
            <text:p>1442780140.1705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0.78893" calcext:value-type="float">
            <text:p>1442780140.78893</text:p>
          </table:table-cell>
          <table:table-cell table:formula="of:=[.G145]-[.$B145]" office:value-type="float" office:value="0.618371248245239" calcext:value-type="float">
            <text:p>0.6183712482</text:p>
          </table:table-cell>
          <table:table-cell/>
          <table:table-cell office:value-type="float" office:value="1442780140.78898" calcext:value-type="float">
            <text:p>1442780140.78898</text:p>
          </table:table-cell>
          <table:table-cell table:formula="of:=[.J145]-[.$B145]" office:value-type="float" office:value="0.618422985076904" calcext:value-type="float">
            <text:p>0.618422985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80140.25285" calcext:value-type="float">
            <text:p>1442780140.2528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1.18476" calcext:value-type="float">
            <text:p>1442780141.18476</text:p>
          </table:table-cell>
          <table:table-cell table:formula="of:=[.G146]-[.$B146]" office:value-type="float" office:value="0.931906700134277" calcext:value-type="float">
            <text:p>0.9319067001</text:p>
          </table:table-cell>
          <table:table-cell/>
          <table:table-cell office:value-type="float" office:value="1442780141.18482" calcext:value-type="float">
            <text:p>1442780141.18482</text:p>
          </table:table-cell>
          <table:table-cell table:formula="of:=[.J146]-[.$B146]" office:value-type="float" office:value="0.931964159011841" calcext:value-type="float">
            <text:p>0.93196415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80140.33525" calcext:value-type="float">
            <text:p>1442780140.3352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1.81624" calcext:value-type="float">
            <text:p>1442780141.81624</text:p>
          </table:table-cell>
          <table:table-cell table:formula="of:=[.G147]-[.$B147]" office:value-type="float" office:value="1.48099112510681" calcext:value-type="float">
            <text:p>1.4809911251</text:p>
          </table:table-cell>
          <table:table-cell/>
          <table:table-cell office:value-type="float" office:value="1442780141.81628" calcext:value-type="float">
            <text:p>1442780141.81628</text:p>
          </table:table-cell>
          <table:table-cell table:formula="of:=[.J147]-[.$B147]" office:value-type="float" office:value="1.48103356361389" calcext:value-type="float">
            <text:p>1.481033563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80140.41754" calcext:value-type="float">
            <text:p>1442780140.4175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5.21171" calcext:value-type="float">
            <text:p>1442780145.21171</text:p>
          </table:table-cell>
          <table:table-cell table:formula="of:=[.G148]-[.$B148]" office:value-type="float" office:value="4.79417109489441" calcext:value-type="float">
            <text:p>4.7941710949</text:p>
          </table:table-cell>
          <table:table-cell/>
          <table:table-cell office:value-type="float" office:value="1442780145.21178" calcext:value-type="float">
            <text:p>1442780145.21178</text:p>
          </table:table-cell>
          <table:table-cell table:formula="of:=[.J148]-[.$B148]" office:value-type="float" office:value="4.79423785209656" calcext:value-type="float">
            <text:p>4.794237852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80140.4999" calcext:value-type="float">
            <text:p>1442780140.499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5.27769" calcext:value-type="float">
            <text:p>1442780145.27769</text:p>
          </table:table-cell>
          <table:table-cell table:formula="of:=[.G149]-[.$B149]" office:value-type="float" office:value="4.77778625488281" calcext:value-type="float">
            <text:p>4.7777862549</text:p>
          </table:table-cell>
          <table:table-cell/>
          <table:table-cell office:value-type="float" office:value="1442780145.27772" calcext:value-type="float">
            <text:p>1442780145.27772</text:p>
          </table:table-cell>
          <table:table-cell table:formula="of:=[.J149]-[.$B149]" office:value-type="float" office:value="4.77782273292542" calcext:value-type="float">
            <text:p>4.777822732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80140.58232" calcext:value-type="float">
            <text:p>1442780140.5823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5.41255" calcext:value-type="float">
            <text:p>1442780145.41255</text:p>
          </table:table-cell>
          <table:table-cell table:formula="of:=[.G150]-[.$B150]" office:value-type="float" office:value="4.83022356033325" calcext:value-type="float">
            <text:p>4.8302235603</text:p>
          </table:table-cell>
          <table:table-cell/>
          <table:table-cell office:value-type="float" office:value="1442780145.41267" calcext:value-type="float">
            <text:p>1442780145.41267</text:p>
          </table:table-cell>
          <table:table-cell table:formula="of:=[.J150]-[.$B150]" office:value-type="float" office:value="4.83034515380859" calcext:value-type="float">
            <text:p>4.830345153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80140.66463" calcext:value-type="float">
            <text:p>1442780140.6646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5.44557" calcext:value-type="float">
            <text:p>1442780145.44557</text:p>
          </table:table-cell>
          <table:table-cell table:formula="of:=[.G151]-[.$B151]" office:value-type="float" office:value="4.78094267845154" calcext:value-type="float">
            <text:p>4.7809426785</text:p>
          </table:table-cell>
          <table:table-cell/>
          <table:table-cell office:value-type="float" office:value="1442780145.44561" calcext:value-type="float">
            <text:p>1442780145.44561</text:p>
          </table:table-cell>
          <table:table-cell table:formula="of:=[.J151]-[.$B151]" office:value-type="float" office:value="4.78098106384277" calcext:value-type="float">
            <text:p>4.780981063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80140.74703" calcext:value-type="float">
            <text:p>1442780140.7470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5.51158" calcext:value-type="float">
            <text:p>1442780145.51158</text:p>
          </table:table-cell>
          <table:table-cell table:formula="of:=[.G152]-[.$B152]" office:value-type="float" office:value="4.76454329490662" calcext:value-type="float">
            <text:p>4.7645432949</text:p>
          </table:table-cell>
          <table:table-cell/>
          <table:table-cell office:value-type="float" office:value="1442780145.51164" calcext:value-type="float">
            <text:p>1442780145.51164</text:p>
          </table:table-cell>
          <table:table-cell table:formula="of:=[.J152]-[.$B152]" office:value-type="float" office:value="4.76460409164429" calcext:value-type="float">
            <text:p>4.764604091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80140.82939" calcext:value-type="float">
            <text:p>1442780140.8293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5.61405" calcext:value-type="float">
            <text:p>1442780145.61405</text:p>
          </table:table-cell>
          <table:table-cell table:formula="of:=[.G153]-[.$B153]" office:value-type="float" office:value="4.78466367721558" calcext:value-type="float">
            <text:p>4.7846636772</text:p>
          </table:table-cell>
          <table:table-cell/>
          <table:table-cell office:value-type="float" office:value="1442780145.61414" calcext:value-type="float">
            <text:p>1442780145.61414</text:p>
          </table:table-cell>
          <table:table-cell table:formula="of:=[.J153]-[.$B153]" office:value-type="float" office:value="4.78475689888001" calcext:value-type="float">
            <text:p>4.784756898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80140.91175" calcext:value-type="float">
            <text:p>1442780140.9117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5.67954" calcext:value-type="float">
            <text:p>1442780145.67954</text:p>
          </table:table-cell>
          <table:table-cell table:formula="of:=[.G154]-[.$B154]" office:value-type="float" office:value="4.76779294013977" calcext:value-type="float">
            <text:p>4.7677929401</text:p>
          </table:table-cell>
          <table:table-cell/>
          <table:table-cell office:value-type="float" office:value="1442780145.67957" calcext:value-type="float">
            <text:p>1442780145.67957</text:p>
          </table:table-cell>
          <table:table-cell table:formula="of:=[.J154]-[.$B154]" office:value-type="float" office:value="4.76782631874085" calcext:value-type="float">
            <text:p>4.767826318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80140.9941" calcext:value-type="float">
            <text:p>1442780140.994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5.75017" calcext:value-type="float">
            <text:p>1442780145.75017</text:p>
          </table:table-cell>
          <table:table-cell table:formula="of:=[.G155]-[.$B155]" office:value-type="float" office:value="4.75607299804688" calcext:value-type="float">
            <text:p>4.756072998</text:p>
          </table:table-cell>
          <table:table-cell/>
          <table:table-cell office:value-type="float" office:value="1442780145.75021" calcext:value-type="float">
            <text:p>1442780145.75021</text:p>
          </table:table-cell>
          <table:table-cell table:formula="of:=[.J155]-[.$B155]" office:value-type="float" office:value="4.75611186027527" calcext:value-type="float">
            <text:p>4.756111860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80141.07255" calcext:value-type="float">
            <text:p>1442780141.0725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5.81515" calcext:value-type="float">
            <text:p>1442780145.81515</text:p>
          </table:table-cell>
          <table:table-cell table:formula="of:=[.G156]-[.$B156]" office:value-type="float" office:value="4.74259614944458" calcext:value-type="float">
            <text:p>4.7425961494</text:p>
          </table:table-cell>
          <table:table-cell/>
          <table:table-cell office:value-type="float" office:value="1442780145.8152" calcext:value-type="float">
            <text:p>1442780145.8152</text:p>
          </table:table-cell>
          <table:table-cell table:formula="of:=[.J156]-[.$B156]" office:value-type="float" office:value="4.74264073371887" calcext:value-type="float">
            <text:p>4.742640733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80141.15105" calcext:value-type="float">
            <text:p>1442780141.1510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5.88068" calcext:value-type="float">
            <text:p>1442780145.88068</text:p>
          </table:table-cell>
          <table:table-cell table:formula="of:=[.G157]-[.$B157]" office:value-type="float" office:value="4.72963714599609" calcext:value-type="float">
            <text:p>4.729637146</text:p>
          </table:table-cell>
          <table:table-cell/>
          <table:table-cell office:value-type="float" office:value="1442780145.88072" calcext:value-type="float">
            <text:p>1442780145.88072</text:p>
          </table:table-cell>
          <table:table-cell table:formula="of:=[.J157]-[.$B157]" office:value-type="float" office:value="4.72967290878296" calcext:value-type="float">
            <text:p>4.729672908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80141.22949" calcext:value-type="float">
            <text:p>1442780141.2294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5.9425" calcext:value-type="float">
            <text:p>1442780145.9425</text:p>
          </table:table-cell>
          <table:table-cell table:formula="of:=[.G158]-[.$B158]" office:value-type="float" office:value="4.71300435066223" calcext:value-type="float">
            <text:p>4.7130043507</text:p>
          </table:table-cell>
          <table:table-cell/>
          <table:table-cell office:value-type="float" office:value="1442780145.94253" calcext:value-type="float">
            <text:p>1442780145.94253</text:p>
          </table:table-cell>
          <table:table-cell table:formula="of:=[.J158]-[.$B158]" office:value-type="float" office:value="4.7130389213562" calcext:value-type="float">
            <text:p>4.713038921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80141.30794" calcext:value-type="float">
            <text:p>1442780141.3079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01642" calcext:value-type="float">
            <text:p>1442780146.01642</text:p>
          </table:table-cell>
          <table:table-cell table:formula="of:=[.G159]-[.$B159]" office:value-type="float" office:value="4.70848059654236" calcext:value-type="float">
            <text:p>4.7084805965</text:p>
          </table:table-cell>
          <table:table-cell/>
          <table:table-cell office:value-type="float" office:value="1442780146.01646" calcext:value-type="float">
            <text:p>1442780146.01646</text:p>
          </table:table-cell>
          <table:table-cell table:formula="of:=[.J159]-[.$B159]" office:value-type="float" office:value="4.70852565765381" calcext:value-type="float">
            <text:p>4.708525657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80141.38636" calcext:value-type="float">
            <text:p>1442780141.3863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08178" calcext:value-type="float">
            <text:p>1442780146.08178</text:p>
          </table:table-cell>
          <table:table-cell table:formula="of:=[.G160]-[.$B160]" office:value-type="float" office:value="4.69542241096497" calcext:value-type="float">
            <text:p>4.695422411</text:p>
          </table:table-cell>
          <table:table-cell/>
          <table:table-cell office:value-type="float" office:value="1442780146.08185" calcext:value-type="float">
            <text:p>1442780146.08185</text:p>
          </table:table-cell>
          <table:table-cell table:formula="of:=[.J160]-[.$B160]" office:value-type="float" office:value="4.6954882144928" calcext:value-type="float">
            <text:p>4.695488214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80141.46474" calcext:value-type="float">
            <text:p>1442780141.4647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14335" calcext:value-type="float">
            <text:p>1442780146.14335</text:p>
          </table:table-cell>
          <table:table-cell table:formula="of:=[.G161]-[.$B161]" office:value-type="float" office:value="4.67860746383667" calcext:value-type="float">
            <text:p>4.6786074638</text:p>
          </table:table-cell>
          <table:table-cell/>
          <table:table-cell office:value-type="float" office:value="1442780146.14345" calcext:value-type="float">
            <text:p>1442780146.14345</text:p>
          </table:table-cell>
          <table:table-cell table:formula="of:=[.J161]-[.$B161]" office:value-type="float" office:value="4.67871236801147" calcext:value-type="float">
            <text:p>4.67871236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80141.54321" calcext:value-type="float">
            <text:p>1442780141.5432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19017" calcext:value-type="float">
            <text:p>1442780146.19017</text:p>
          </table:table-cell>
          <table:table-cell table:formula="of:=[.G162]-[.$B162]" office:value-type="float" office:value="4.64696025848389" calcext:value-type="float">
            <text:p>4.6469602585</text:p>
          </table:table-cell>
          <table:table-cell/>
          <table:table-cell office:value-type="float" office:value="1442780146.19022" calcext:value-type="float">
            <text:p>1442780146.19022</text:p>
          </table:table-cell>
          <table:table-cell table:formula="of:=[.J162]-[.$B162]" office:value-type="float" office:value="4.64701008796692" calcext:value-type="float">
            <text:p>4.64701008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80141.6217" calcext:value-type="float">
            <text:p>1442780141.621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2381" calcext:value-type="float">
            <text:p>1442780146.2381</text:p>
          </table:table-cell>
          <table:table-cell table:formula="of:=[.G163]-[.$B163]" office:value-type="float" office:value="4.6164014339447" calcext:value-type="float">
            <text:p>4.6164014339</text:p>
          </table:table-cell>
          <table:table-cell/>
          <table:table-cell office:value-type="float" office:value="1442780146.23814" calcext:value-type="float">
            <text:p>1442780146.23814</text:p>
          </table:table-cell>
          <table:table-cell table:formula="of:=[.J163]-[.$B163]" office:value-type="float" office:value="4.61643886566162" calcext:value-type="float">
            <text:p>4.616438865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80141.70013" calcext:value-type="float">
            <text:p>1442780141.7001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30473" calcext:value-type="float">
            <text:p>1442780146.30473</text:p>
          </table:table-cell>
          <table:table-cell table:formula="of:=[.G164]-[.$B164]" office:value-type="float" office:value="4.6045982837677" calcext:value-type="float">
            <text:p>4.6045982838</text:p>
          </table:table-cell>
          <table:table-cell/>
          <table:table-cell office:value-type="float" office:value="1442780146.30477" calcext:value-type="float">
            <text:p>1442780146.30477</text:p>
          </table:table-cell>
          <table:table-cell table:formula="of:=[.J164]-[.$B164]" office:value-type="float" office:value="4.6046404838562" calcext:value-type="float">
            <text:p>4.604640483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80141.77859" calcext:value-type="float">
            <text:p>1442780141.7785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38181" calcext:value-type="float">
            <text:p>1442780146.38181</text:p>
          </table:table-cell>
          <table:table-cell table:formula="of:=[.G165]-[.$B165]" office:value-type="float" office:value="4.60322690010071" calcext:value-type="float">
            <text:p>4.6032269001</text:p>
          </table:table-cell>
          <table:table-cell/>
          <table:table-cell office:value-type="float" office:value="1442780146.38185" calcext:value-type="float">
            <text:p>1442780146.38185</text:p>
          </table:table-cell>
          <table:table-cell table:formula="of:=[.J165]-[.$B165]" office:value-type="float" office:value="4.60326290130615" calcext:value-type="float">
            <text:p>4.603262901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80141.85701" calcext:value-type="float">
            <text:p>1442780141.8570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41796" calcext:value-type="float">
            <text:p>1442780146.41796</text:p>
          </table:table-cell>
          <table:table-cell table:formula="of:=[.G166]-[.$B166]" office:value-type="float" office:value="4.56094408035278" calcext:value-type="float">
            <text:p>4.5609440804</text:p>
          </table:table-cell>
          <table:table-cell/>
          <table:table-cell office:value-type="float" office:value="1442780146.418" calcext:value-type="float">
            <text:p>1442780146.418</text:p>
          </table:table-cell>
          <table:table-cell table:formula="of:=[.J166]-[.$B166]" office:value-type="float" office:value="4.56098890304565" calcext:value-type="float">
            <text:p>4.56098890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80141.93546" calcext:value-type="float">
            <text:p>1442780141.9354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48346" calcext:value-type="float">
            <text:p>1442780146.48346</text:p>
          </table:table-cell>
          <table:table-cell table:formula="of:=[.G167]-[.$B167]" office:value-type="float" office:value="4.54799342155457" calcext:value-type="float">
            <text:p>4.5479934216</text:p>
          </table:table-cell>
          <table:table-cell/>
          <table:table-cell office:value-type="float" office:value="1442780146.48349" calcext:value-type="float">
            <text:p>1442780146.48349</text:p>
          </table:table-cell>
          <table:table-cell table:formula="of:=[.J167]-[.$B167]" office:value-type="float" office:value="4.54802894592285" calcext:value-type="float">
            <text:p>4.548028945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80142.01078" calcext:value-type="float">
            <text:p>1442780142.0107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54549" calcext:value-type="float">
            <text:p>1442780146.54549</text:p>
          </table:table-cell>
          <table:table-cell table:formula="of:=[.G168]-[.$B168]" office:value-type="float" office:value="4.53471374511719" calcext:value-type="float">
            <text:p>4.5347137451</text:p>
          </table:table-cell>
          <table:table-cell/>
          <table:table-cell office:value-type="float" office:value="1442780146.54553" calcext:value-type="float">
            <text:p>1442780146.54553</text:p>
          </table:table-cell>
          <table:table-cell table:formula="of:=[.J168]-[.$B168]" office:value-type="float" office:value="4.53475451469421" calcext:value-type="float">
            <text:p>4.534754514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80142.07512" calcext:value-type="float">
            <text:p>1442780142.0751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58328" calcext:value-type="float">
            <text:p>1442780146.58328</text:p>
          </table:table-cell>
          <table:table-cell table:formula="of:=[.G169]-[.$B169]" office:value-type="float" office:value="4.50816416740418" calcext:value-type="float">
            <text:p>4.5081641674</text:p>
          </table:table-cell>
          <table:table-cell/>
          <table:table-cell office:value-type="float" office:value="1442780146.58332" calcext:value-type="float">
            <text:p>1442780146.58332</text:p>
          </table:table-cell>
          <table:table-cell table:formula="of:=[.J169]-[.$B169]" office:value-type="float" office:value="4.50820636749268" calcext:value-type="float">
            <text:p>4.508206367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80142.13962" calcext:value-type="float">
            <text:p>1442780142.1396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63999" calcext:value-type="float">
            <text:p>1442780146.63999</text:p>
          </table:table-cell>
          <table:table-cell table:formula="of:=[.G170]-[.$B170]" office:value-type="float" office:value="4.50037670135498" calcext:value-type="float">
            <text:p>4.5003767014</text:p>
          </table:table-cell>
          <table:table-cell/>
          <table:table-cell office:value-type="float" office:value="1442780146.64007" calcext:value-type="float">
            <text:p>1442780146.64007</text:p>
          </table:table-cell>
          <table:table-cell table:formula="of:=[.J170]-[.$B170]" office:value-type="float" office:value="4.50045442581177" calcext:value-type="float">
            <text:p>4.500454425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80142.20413" calcext:value-type="float">
            <text:p>1442780142.2041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70647" calcext:value-type="float">
            <text:p>1442780146.70647</text:p>
          </table:table-cell>
          <table:table-cell table:formula="of:=[.G171]-[.$B171]" office:value-type="float" office:value="4.50233912467957" calcext:value-type="float">
            <text:p>4.5023391247</text:p>
          </table:table-cell>
          <table:table-cell/>
          <table:table-cell office:value-type="float" office:value="1442780146.70651" calcext:value-type="float">
            <text:p>1442780146.70651</text:p>
          </table:table-cell>
          <table:table-cell table:formula="of:=[.J171]-[.$B171]" office:value-type="float" office:value="4.5023775100708" calcext:value-type="float">
            <text:p>4.502377510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80142.26846" calcext:value-type="float">
            <text:p>1442780142.2684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74668" calcext:value-type="float">
            <text:p>1442780146.74668</text:p>
          </table:table-cell>
          <table:table-cell table:formula="of:=[.G172]-[.$B172]" office:value-type="float" office:value="4.47822237014771" calcext:value-type="float">
            <text:p>4.4782223701</text:p>
          </table:table-cell>
          <table:table-cell/>
          <table:table-cell office:value-type="float" office:value="1442780146.74673" calcext:value-type="float">
            <text:p>1442780146.74673</text:p>
          </table:table-cell>
          <table:table-cell table:formula="of:=[.J172]-[.$B172]" office:value-type="float" office:value="4.4782702922821" calcext:value-type="float">
            <text:p>4.478270292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80142.33283" calcext:value-type="float">
            <text:p>1442780142.3328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81992" calcext:value-type="float">
            <text:p>1442780146.81992</text:p>
          </table:table-cell>
          <table:table-cell table:formula="of:=[.G173]-[.$B173]" office:value-type="float" office:value="4.48709154129028" calcext:value-type="float">
            <text:p>4.4870915413</text:p>
          </table:table-cell>
          <table:table-cell/>
          <table:table-cell office:value-type="float" office:value="1442780146.81999" calcext:value-type="float">
            <text:p>1442780146.81999</text:p>
          </table:table-cell>
          <table:table-cell table:formula="of:=[.J173]-[.$B173]" office:value-type="float" office:value="4.48715424537659" calcext:value-type="float">
            <text:p>4.487154245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80142.39736" calcext:value-type="float">
            <text:p>1442780142.3973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88518" calcext:value-type="float">
            <text:p>1442780146.88518</text:p>
          </table:table-cell>
          <table:table-cell table:formula="of:=[.G174]-[.$B174]" office:value-type="float" office:value="4.48781824111939" calcext:value-type="float">
            <text:p>4.4878182411</text:p>
          </table:table-cell>
          <table:table-cell/>
          <table:table-cell office:value-type="float" office:value="1442780146.88523" calcext:value-type="float">
            <text:p>1442780146.88523</text:p>
          </table:table-cell>
          <table:table-cell table:formula="of:=[.J174]-[.$B174]" office:value-type="float" office:value="4.48787426948547" calcext:value-type="float">
            <text:p>4.487874269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80142.46181" calcext:value-type="float">
            <text:p>1442780142.4618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94752" calcext:value-type="float">
            <text:p>1442780146.94752</text:p>
          </table:table-cell>
          <table:table-cell table:formula="of:=[.G175]-[.$B175]" office:value-type="float" office:value="4.48570704460144" calcext:value-type="float">
            <text:p>4.4857070446</text:p>
          </table:table-cell>
          <table:table-cell/>
          <table:table-cell office:value-type="float" office:value="1442780146.94756" calcext:value-type="float">
            <text:p>1442780146.94756</text:p>
          </table:table-cell>
          <table:table-cell table:formula="of:=[.J175]-[.$B175]" office:value-type="float" office:value="4.48574495315552" calcext:value-type="float">
            <text:p>4.485744953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80142.52617" calcext:value-type="float">
            <text:p>1442780142.5261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6.98232" calcext:value-type="float">
            <text:p>1442780146.98232</text:p>
          </table:table-cell>
          <table:table-cell table:formula="of:=[.G176]-[.$B176]" office:value-type="float" office:value="4.45614051818848" calcext:value-type="float">
            <text:p>4.4561405182</text:p>
          </table:table-cell>
          <table:table-cell/>
          <table:table-cell office:value-type="float" office:value="1442780146.98235" calcext:value-type="float">
            <text:p>1442780146.98235</text:p>
          </table:table-cell>
          <table:table-cell table:formula="of:=[.J176]-[.$B176]" office:value-type="float" office:value="4.45617914199829" calcext:value-type="float">
            <text:p>4.45617914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80142.59049" calcext:value-type="float">
            <text:p>1442780142.5904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7.04272" calcext:value-type="float">
            <text:p>1442780147.04272</text:p>
          </table:table-cell>
          <table:table-cell table:formula="of:=[.G177]-[.$B177]" office:value-type="float" office:value="4.45222520828247" calcext:value-type="float">
            <text:p>4.4522252083</text:p>
          </table:table-cell>
          <table:table-cell/>
          <table:table-cell office:value-type="float" office:value="1442780150.00108" calcext:value-type="float">
            <text:p>1442780150.00108</text:p>
          </table:table-cell>
          <table:table-cell table:formula="of:=[.J177]-[.$B177]" office:value-type="float" office:value="7.4105875492096" calcext:value-type="float">
            <text:p>7.410587549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80142.65484" calcext:value-type="float">
            <text:p>1442780142.6548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7.09312" calcext:value-type="float">
            <text:p>1442780147.09312</text:p>
          </table:table-cell>
          <table:table-cell table:formula="of:=[.G178]-[.$B178]" office:value-type="float" office:value="4.43828439712524" calcext:value-type="float">
            <text:p>4.4382843971</text:p>
          </table:table-cell>
          <table:table-cell/>
          <table:table-cell office:value-type="float" office:value="1442780150.02864" calcext:value-type="float">
            <text:p>1442780150.02864</text:p>
          </table:table-cell>
          <table:table-cell table:formula="of:=[.J178]-[.$B178]" office:value-type="float" office:value="7.37380385398865" calcext:value-type="float">
            <text:p>7.37380385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80142.7192" calcext:value-type="float">
            <text:p>1442780142.719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7.11394" calcext:value-type="float">
            <text:p>1442780147.11394</text:p>
          </table:table-cell>
          <table:table-cell table:formula="of:=[.G179]-[.$B179]" office:value-type="float" office:value="4.39473462104797" calcext:value-type="float">
            <text:p>4.394734621</text:p>
          </table:table-cell>
          <table:table-cell/>
          <table:table-cell office:value-type="float" office:value="1442780150.05618" calcext:value-type="float">
            <text:p>1442780150.05618</text:p>
          </table:table-cell>
          <table:table-cell table:formula="of:=[.J179]-[.$B179]" office:value-type="float" office:value="7.33697867393494" calcext:value-type="float">
            <text:p>7.336978673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80142.78355" calcext:value-type="float">
            <text:p>1442780142.7835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7.19182" calcext:value-type="float">
            <text:p>1442780147.19182</text:p>
          </table:table-cell>
          <table:table-cell table:formula="of:=[.G180]-[.$B180]" office:value-type="float" office:value="4.4082670211792" calcext:value-type="float">
            <text:p>4.4082670212</text:p>
          </table:table-cell>
          <table:table-cell/>
          <table:table-cell office:value-type="float" office:value="1442780150.08376" calcext:value-type="float">
            <text:p>1442780150.08376</text:p>
          </table:table-cell>
          <table:table-cell table:formula="of:=[.J180]-[.$B180]" office:value-type="float" office:value="7.30020809173584" calcext:value-type="float">
            <text:p>7.300208091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80142.84791" calcext:value-type="float">
            <text:p>1442780142.8479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7.25919" calcext:value-type="float">
            <text:p>1442780147.25919</text:p>
          </table:table-cell>
          <table:table-cell table:formula="of:=[.G181]-[.$B181]" office:value-type="float" office:value="4.41127705574036" calcext:value-type="float">
            <text:p>4.4112770557</text:p>
          </table:table-cell>
          <table:table-cell/>
          <table:table-cell office:value-type="float" office:value="1442780150.11125" calcext:value-type="float">
            <text:p>1442780150.11125</text:p>
          </table:table-cell>
          <table:table-cell table:formula="of:=[.J181]-[.$B181]" office:value-type="float" office:value="7.26334095001221" calcext:value-type="float">
            <text:p>7.2633409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80142.91227" calcext:value-type="float">
            <text:p>1442780142.9122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7.3397" calcext:value-type="float">
            <text:p>1442780147.3397</text:p>
          </table:table-cell>
          <table:table-cell table:formula="of:=[.G182]-[.$B182]" office:value-type="float" office:value="4.42742991447449" calcext:value-type="float">
            <text:p>4.4274299145</text:p>
          </table:table-cell>
          <table:table-cell/>
          <table:table-cell office:value-type="float" office:value="1442780150.13886" calcext:value-type="float">
            <text:p>1442780150.13886</text:p>
          </table:table-cell>
          <table:table-cell table:formula="of:=[.J182]-[.$B182]" office:value-type="float" office:value="7.22658777236939" calcext:value-type="float">
            <text:p>7.226587772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80142.97665" calcext:value-type="float">
            <text:p>1442780142.9766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7.4205" calcext:value-type="float">
            <text:p>1442780147.4205</text:p>
          </table:table-cell>
          <table:table-cell table:formula="of:=[.G183]-[.$B183]" office:value-type="float" office:value="4.44384932518005" calcext:value-type="float">
            <text:p>4.4438493252</text:p>
          </table:table-cell>
          <table:table-cell/>
          <table:table-cell office:value-type="float" office:value="1442780150.16644" calcext:value-type="float">
            <text:p>1442780150.16644</text:p>
          </table:table-cell>
          <table:table-cell table:formula="of:=[.J183]-[.$B183]" office:value-type="float" office:value="7.18979096412659" calcext:value-type="float">
            <text:p>7.189790964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80143.0421" calcext:value-type="float">
            <text:p>1442780143.042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7.48762" calcext:value-type="float">
            <text:p>1442780147.48762</text:p>
          </table:table-cell>
          <table:table-cell table:formula="of:=[.G184]-[.$B184]" office:value-type="float" office:value="4.44552183151245" calcext:value-type="float">
            <text:p>4.4455218315</text:p>
          </table:table-cell>
          <table:table-cell/>
          <table:table-cell office:value-type="float" office:value="1442780150.19398" calcext:value-type="float">
            <text:p>1442780150.19398</text:p>
          </table:table-cell>
          <table:table-cell table:formula="of:=[.J184]-[.$B184]" office:value-type="float" office:value="7.15188384056091" calcext:value-type="float">
            <text:p>7.151883840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80143.10862" calcext:value-type="float">
            <text:p>1442780143.1086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7.56836" calcext:value-type="float">
            <text:p>1442780147.56836</text:p>
          </table:table-cell>
          <table:table-cell table:formula="of:=[.G185]-[.$B185]" office:value-type="float" office:value="4.45974707603455" calcext:value-type="float">
            <text:p>4.459747076</text:p>
          </table:table-cell>
          <table:table-cell/>
          <table:table-cell office:value-type="float" office:value="1442780150.22153" calcext:value-type="float">
            <text:p>1442780150.22153</text:p>
          </table:table-cell>
          <table:table-cell table:formula="of:=[.J185]-[.$B185]" office:value-type="float" office:value="7.11291575431824" calcext:value-type="float">
            <text:p>7.112915754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80143.17524" calcext:value-type="float">
            <text:p>1442780143.1752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7.64895" calcext:value-type="float">
            <text:p>1442780147.64895</text:p>
          </table:table-cell>
          <table:table-cell table:formula="of:=[.G186]-[.$B186]" office:value-type="float" office:value="4.47370553016663" calcext:value-type="float">
            <text:p>4.4737055302</text:p>
          </table:table-cell>
          <table:table-cell/>
          <table:table-cell office:value-type="float" office:value="1442780150.24904" calcext:value-type="float">
            <text:p>1442780150.24904</text:p>
          </table:table-cell>
          <table:table-cell table:formula="of:=[.J186]-[.$B186]" office:value-type="float" office:value="7.07380127906799" calcext:value-type="float">
            <text:p>7.073801279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80143.24175" calcext:value-type="float">
            <text:p>1442780143.2417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7.71622" calcext:value-type="float">
            <text:p>1442780147.71622</text:p>
          </table:table-cell>
          <table:table-cell table:formula="of:=[.G187]-[.$B187]" office:value-type="float" office:value="4.47446417808533" calcext:value-type="float">
            <text:p>4.4744641781</text:p>
          </table:table-cell>
          <table:table-cell/>
          <table:table-cell office:value-type="float" office:value="1442780150.27656" calcext:value-type="float">
            <text:p>1442780150.27656</text:p>
          </table:table-cell>
          <table:table-cell table:formula="of:=[.J187]-[.$B187]" office:value-type="float" office:value="7.0348048210144" calcext:value-type="float">
            <text:p>7.03480482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80143.30828" calcext:value-type="float">
            <text:p>1442780143.3082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7.79681" calcext:value-type="float">
            <text:p>1442780147.79681</text:p>
          </table:table-cell>
          <table:table-cell table:formula="of:=[.G188]-[.$B188]" office:value-type="float" office:value="4.48853230476379" calcext:value-type="float">
            <text:p>4.4885323048</text:p>
          </table:table-cell>
          <table:table-cell/>
          <table:table-cell office:value-type="float" office:value="1442780150.30413" calcext:value-type="float">
            <text:p>1442780150.30413</text:p>
          </table:table-cell>
          <table:table-cell table:formula="of:=[.J188]-[.$B188]" office:value-type="float" office:value="6.99585652351379" calcext:value-type="float">
            <text:p>6.995856523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80143.37475" calcext:value-type="float">
            <text:p>1442780143.3747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7.87419" calcext:value-type="float">
            <text:p>1442780147.87419</text:p>
          </table:table-cell>
          <table:table-cell table:formula="of:=[.G189]-[.$B189]" office:value-type="float" office:value="4.49943685531616" calcext:value-type="float">
            <text:p>4.4994368553</text:p>
          </table:table-cell>
          <table:table-cell/>
          <table:table-cell office:value-type="float" office:value="1442780150.33165" calcext:value-type="float">
            <text:p>1442780150.33165</text:p>
          </table:table-cell>
          <table:table-cell table:formula="of:=[.J189]-[.$B189]" office:value-type="float" office:value="6.95690488815308" calcext:value-type="float">
            <text:p>6.956904888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80143.44123" calcext:value-type="float">
            <text:p>1442780143.4412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7.94136" calcext:value-type="float">
            <text:p>1442780147.94136</text:p>
          </table:table-cell>
          <table:table-cell table:formula="of:=[.G190]-[.$B190]" office:value-type="float" office:value="4.50012278556824" calcext:value-type="float">
            <text:p>4.5001227856</text:p>
          </table:table-cell>
          <table:table-cell/>
          <table:table-cell office:value-type="float" office:value="1442780150.35917" calcext:value-type="float">
            <text:p>1442780150.35917</text:p>
          </table:table-cell>
          <table:table-cell table:formula="of:=[.J190]-[.$B190]" office:value-type="float" office:value="6.91794061660767" calcext:value-type="float">
            <text:p>6.917940616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80143.50775" calcext:value-type="float">
            <text:p>1442780143.5077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8.02201" calcext:value-type="float">
            <text:p>1442780148.02201</text:p>
          </table:table-cell>
          <table:table-cell table:formula="of:=[.G191]-[.$B191]" office:value-type="float" office:value="4.5142560005188" calcext:value-type="float">
            <text:p>4.5142560005</text:p>
          </table:table-cell>
          <table:table-cell/>
          <table:table-cell office:value-type="float" office:value="1442780150.3867" calcext:value-type="float">
            <text:p>1442780150.3867</text:p>
          </table:table-cell>
          <table:table-cell table:formula="of:=[.J191]-[.$B191]" office:value-type="float" office:value="6.87894940376282" calcext:value-type="float">
            <text:p>6.878949403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80143.57428" calcext:value-type="float">
            <text:p>1442780143.5742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8.10269" calcext:value-type="float">
            <text:p>1442780148.10269</text:p>
          </table:table-cell>
          <table:table-cell table:formula="of:=[.G192]-[.$B192]" office:value-type="float" office:value="4.528404712677" calcext:value-type="float">
            <text:p>4.5284047127</text:p>
          </table:table-cell>
          <table:table-cell/>
          <table:table-cell office:value-type="float" office:value="1442780150.41444" calcext:value-type="float">
            <text:p>1442780150.41444</text:p>
          </table:table-cell>
          <table:table-cell table:formula="of:=[.J192]-[.$B192]" office:value-type="float" office:value="6.84015393257141" calcext:value-type="float">
            <text:p>6.840153932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80143.64078" calcext:value-type="float">
            <text:p>1442780143.6407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8.17007" calcext:value-type="float">
            <text:p>1442780148.17007</text:p>
          </table:table-cell>
          <table:table-cell table:formula="of:=[.G193]-[.$B193]" office:value-type="float" office:value="4.52928805351257" calcext:value-type="float">
            <text:p>4.5292880535</text:p>
          </table:table-cell>
          <table:table-cell/>
          <table:table-cell office:value-type="float" office:value="1442780150.44195" calcext:value-type="float">
            <text:p>1442780150.44195</text:p>
          </table:table-cell>
          <table:table-cell table:formula="of:=[.J193]-[.$B193]" office:value-type="float" office:value="6.8011634349823" calcext:value-type="float">
            <text:p>6.80116343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80143.70725" calcext:value-type="float">
            <text:p>1442780143.7072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8.2506" calcext:value-type="float">
            <text:p>1442780148.2506</text:p>
          </table:table-cell>
          <table:table-cell table:formula="of:=[.G194]-[.$B194]" office:value-type="float" office:value="4.54334616661072" calcext:value-type="float">
            <text:p>4.5433461666</text:p>
          </table:table-cell>
          <table:table-cell/>
          <table:table-cell office:value-type="float" office:value="1442780150.46945" calcext:value-type="float">
            <text:p>1442780150.46945</text:p>
          </table:table-cell>
          <table:table-cell table:formula="of:=[.J194]-[.$B194]" office:value-type="float" office:value="6.7621955871582" calcext:value-type="float">
            <text:p>6.762195587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80143.77375" calcext:value-type="float">
            <text:p>1442780143.7737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8.33129" calcext:value-type="float">
            <text:p>1442780148.33129</text:p>
          </table:table-cell>
          <table:table-cell table:formula="of:=[.G195]-[.$B195]" office:value-type="float" office:value="4.55753803253174" calcext:value-type="float">
            <text:p>4.5575380325</text:p>
          </table:table-cell>
          <table:table-cell/>
          <table:table-cell office:value-type="float" office:value="1442780150.49697" calcext:value-type="float">
            <text:p>1442780150.49697</text:p>
          </table:table-cell>
          <table:table-cell table:formula="of:=[.J195]-[.$B195]" office:value-type="float" office:value="6.72321820259094" calcext:value-type="float">
            <text:p>6.723218202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80143.84021" calcext:value-type="float">
            <text:p>1442780143.8402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8.39847" calcext:value-type="float">
            <text:p>1442780148.39847</text:p>
          </table:table-cell>
          <table:table-cell table:formula="of:=[.G196]-[.$B196]" office:value-type="float" office:value="4.55826330184937" calcext:value-type="float">
            <text:p>4.5582633018</text:p>
          </table:table-cell>
          <table:table-cell/>
          <table:table-cell office:value-type="float" office:value="1442780150.5245" calcext:value-type="float">
            <text:p>1442780150.5245</text:p>
          </table:table-cell>
          <table:table-cell table:formula="of:=[.J196]-[.$B196]" office:value-type="float" office:value="6.68429017066956" calcext:value-type="float">
            <text:p>6.684290170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80143.90667" calcext:value-type="float">
            <text:p>1442780143.9066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8.47919" calcext:value-type="float">
            <text:p>1442780148.47919</text:p>
          </table:table-cell>
          <table:table-cell table:formula="of:=[.G197]-[.$B197]" office:value-type="float" office:value="4.57251358032227" calcext:value-type="float">
            <text:p>4.5725135803</text:p>
          </table:table-cell>
          <table:table-cell/>
          <table:table-cell office:value-type="float" office:value="1442780150.55208" calcext:value-type="float">
            <text:p>1442780150.55208</text:p>
          </table:table-cell>
          <table:table-cell table:formula="of:=[.J197]-[.$B197]" office:value-type="float" office:value="6.64541125297546" calcext:value-type="float">
            <text:p>6.64541125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80143.97311" calcext:value-type="float">
            <text:p>1442780143.9731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8.55992" calcext:value-type="float">
            <text:p>1442780148.55992</text:p>
          </table:table-cell>
          <table:table-cell table:formula="of:=[.G198]-[.$B198]" office:value-type="float" office:value="4.58680653572083" calcext:value-type="float">
            <text:p>4.5868065357</text:p>
          </table:table-cell>
          <table:table-cell/>
          <table:table-cell office:value-type="float" office:value="1442780150.57959" calcext:value-type="float">
            <text:p>1442780150.57959</text:p>
          </table:table-cell>
          <table:table-cell table:formula="of:=[.J198]-[.$B198]" office:value-type="float" office:value="6.6064760684967" calcext:value-type="float">
            <text:p>6.606476068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80144.03963" calcext:value-type="float">
            <text:p>1442780144.0396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8.62704" calcext:value-type="float">
            <text:p>1442780148.62704</text:p>
          </table:table-cell>
          <table:table-cell table:formula="of:=[.G199]-[.$B199]" office:value-type="float" office:value="4.5874137878418" calcext:value-type="float">
            <text:p>4.5874137878</text:p>
          </table:table-cell>
          <table:table-cell/>
          <table:table-cell office:value-type="float" office:value="1442780150.60714" calcext:value-type="float">
            <text:p>1442780150.60714</text:p>
          </table:table-cell>
          <table:table-cell table:formula="of:=[.J199]-[.$B199]" office:value-type="float" office:value="6.56751561164856" calcext:value-type="float">
            <text:p>6.567515611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80144.10613" calcext:value-type="float">
            <text:p>1442780144.1061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8.70779" calcext:value-type="float">
            <text:p>1442780148.70779</text:p>
          </table:table-cell>
          <table:table-cell table:formula="of:=[.G200]-[.$B200]" office:value-type="float" office:value="4.60165476799011" calcext:value-type="float">
            <text:p>4.601654768</text:p>
          </table:table-cell>
          <table:table-cell/>
          <table:table-cell office:value-type="float" office:value="1442780150.63466" calcext:value-type="float">
            <text:p>1442780150.63466</text:p>
          </table:table-cell>
          <table:table-cell table:formula="of:=[.J200]-[.$B200]" office:value-type="float" office:value="6.52852988243103" calcext:value-type="float">
            <text:p>6.528529882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80144.17264" calcext:value-type="float">
            <text:p>1442780144.1726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8.78844" calcext:value-type="float">
            <text:p>1442780148.78844</text:p>
          </table:table-cell>
          <table:table-cell table:formula="of:=[.G201]-[.$B201]" office:value-type="float" office:value="4.61579465866089" calcext:value-type="float">
            <text:p>4.6157946587</text:p>
          </table:table-cell>
          <table:table-cell/>
          <table:table-cell office:value-type="float" office:value="1442780150.66213" calcext:value-type="float">
            <text:p>1442780150.66213</text:p>
          </table:table-cell>
          <table:table-cell table:formula="of:=[.J201]-[.$B201]" office:value-type="float" office:value="6.48948836326599" calcext:value-type="float">
            <text:p>6.489488363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80144.23906" calcext:value-type="float">
            <text:p>1442780144.2390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8.85562" calcext:value-type="float">
            <text:p>1442780148.85562</text:p>
          </table:table-cell>
          <table:table-cell table:formula="of:=[.G202]-[.$B202]" office:value-type="float" office:value="4.61655902862549" calcext:value-type="float">
            <text:p>4.6165590286</text:p>
          </table:table-cell>
          <table:table-cell/>
          <table:table-cell office:value-type="float" office:value="1442780150.68961" calcext:value-type="float">
            <text:p>1442780150.68961</text:p>
          </table:table-cell>
          <table:table-cell table:formula="of:=[.J202]-[.$B202]" office:value-type="float" office:value="6.45054697990418" calcext:value-type="float">
            <text:p>6.450546979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80144.30551" calcext:value-type="float">
            <text:p>1442780144.3055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8.93634" calcext:value-type="float">
            <text:p>1442780148.93634</text:p>
          </table:table-cell>
          <table:table-cell table:formula="of:=[.G203]-[.$B203]" office:value-type="float" office:value="4.63083076477051" calcext:value-type="float">
            <text:p>4.6308307648</text:p>
          </table:table-cell>
          <table:table-cell/>
          <table:table-cell office:value-type="float" office:value="1442780150.71716" calcext:value-type="float">
            <text:p>1442780150.71716</text:p>
          </table:table-cell>
          <table:table-cell table:formula="of:=[.J203]-[.$B203]" office:value-type="float" office:value="6.41165328025818" calcext:value-type="float">
            <text:p>6.411653280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80144.37201" calcext:value-type="float">
            <text:p>1442780144.3720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9.01702" calcext:value-type="float">
            <text:p>1442780149.01702</text:p>
          </table:table-cell>
          <table:table-cell table:formula="of:=[.G204]-[.$B204]" office:value-type="float" office:value="4.64501094818115" calcext:value-type="float">
            <text:p>4.6450109482</text:p>
          </table:table-cell>
          <table:table-cell/>
          <table:table-cell office:value-type="float" office:value="1442780150.74461" calcext:value-type="float">
            <text:p>1442780150.74461</text:p>
          </table:table-cell>
          <table:table-cell table:formula="of:=[.J204]-[.$B204]" office:value-type="float" office:value="6.37260055541992" calcext:value-type="float">
            <text:p>6.372600555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80144.43849" calcext:value-type="float">
            <text:p>1442780144.4384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9.08427" calcext:value-type="float">
            <text:p>1442780149.08427</text:p>
          </table:table-cell>
          <table:table-cell table:formula="of:=[.G205]-[.$B205]" office:value-type="float" office:value="4.64578604698181" calcext:value-type="float">
            <text:p>4.645786047</text:p>
          </table:table-cell>
          <table:table-cell/>
          <table:table-cell office:value-type="float" office:value="1442780150.77209" calcext:value-type="float">
            <text:p>1442780150.77209</text:p>
          </table:table-cell>
          <table:table-cell table:formula="of:=[.J205]-[.$B205]" office:value-type="float" office:value="6.33360552787781" calcext:value-type="float">
            <text:p>6.333605527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80144.50496" calcext:value-type="float">
            <text:p>1442780144.5049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9.16491" calcext:value-type="float">
            <text:p>1442780149.16491</text:p>
          </table:table-cell>
          <table:table-cell table:formula="of:=[.G206]-[.$B206]" office:value-type="float" office:value="4.65994811058044" calcext:value-type="float">
            <text:p>4.6599481106</text:p>
          </table:table-cell>
          <table:table-cell/>
          <table:table-cell office:value-type="float" office:value="1442780150.79955" calcext:value-type="float">
            <text:p>1442780150.79955</text:p>
          </table:table-cell>
          <table:table-cell table:formula="of:=[.J206]-[.$B206]" office:value-type="float" office:value="6.29459452629089" calcext:value-type="float">
            <text:p>6.294594526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80144.57144" calcext:value-type="float">
            <text:p>1442780144.5714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9.24555" calcext:value-type="float">
            <text:p>1442780149.24555</text:p>
          </table:table-cell>
          <table:table-cell table:formula="of:=[.G207]-[.$B207]" office:value-type="float" office:value="4.67411470413208" calcext:value-type="float">
            <text:p>4.6741147041</text:p>
          </table:table-cell>
          <table:table-cell/>
          <table:table-cell office:value-type="float" office:value="1442780150.82701" calcext:value-type="float">
            <text:p>1442780150.82701</text:p>
          </table:table-cell>
          <table:table-cell table:formula="of:=[.J207]-[.$B207]" office:value-type="float" office:value="6.25557541847229" calcext:value-type="float">
            <text:p>6.255575418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80144.63792" calcext:value-type="float">
            <text:p>1442780144.6379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9.30975" calcext:value-type="float">
            <text:p>1442780149.30975</text:p>
          </table:table-cell>
          <table:table-cell table:formula="of:=[.G208]-[.$B208]" office:value-type="float" office:value="4.67183446884155" calcext:value-type="float">
            <text:p>4.6718344688</text:p>
          </table:table-cell>
          <table:table-cell/>
          <table:table-cell office:value-type="float" office:value="1442780150.85448" calcext:value-type="float">
            <text:p>1442780150.85448</text:p>
          </table:table-cell>
          <table:table-cell table:formula="of:=[.J208]-[.$B208]" office:value-type="float" office:value="6.21655559539795" calcext:value-type="float">
            <text:p>6.21655559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5:17:42.803310794</dc:date>
    <meta:editing-duration>PT1M14S</meta:editing-duration>
    <meta:editing-cycles>1</meta:editing-cycles>
    <meta:document-statistic meta:table-count="1" meta:cell-count="1456" meta:object-count="0"/>
    <meta:generator>LibreOffice/4.4.2.2$Linux_X86_64 LibreOffice_project/40m0$Build-2</meta:generator>
  </office:meta>
</office:document-meta>
</file>